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DejaVu Sans" fo:font-size="14pt" style:font-size-asian="14pt" style:font-size-complex="14pt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4pt" fo:language="ru" fo:country="RU" style:font-size-asian="14pt" style:font-size-complex="14pt"/>
    </style:style>
    <style:style style:name="P6" style:family="paragraph" style:parent-style-name="Standard">
      <style:text-properties style:font-name="DejaVu Sans" fo:font-size="14pt" fo:language="ru" fo:country="RU" fo:font-weight="normal" officeooo:paragraph-rsid="00065940" style:font-size-asian="14pt" style:font-weight-asian="normal" style:font-name-complex="Calibri Light" style:font-size-complex="14pt" style:font-weight-complex="normal"/>
    </style:style>
    <style:style style:name="P7" style:family="paragraph" style:parent-style-name="Standard">
      <style:text-properties style:font-name="DejaVu Sans" fo:font-size="14pt" fo:language="ru" fo:country="RU" fo:font-weight="normal" officeooo:rsid="001f8ce8" officeooo:paragraph-rsid="00065940" style:font-size-asian="14pt" style:font-weight-asian="normal" style:font-name-complex="Calibri Light" style:font-size-complex="14pt" style:font-weight-complex="normal"/>
    </style:style>
    <style:style style:name="P8" style:family="paragraph" style:parent-style-name="Standard">
      <style:text-properties style:font-name="DejaVu Sans" fo:font-size="14pt" fo:language="ru" fo:country="RU" fo:font-weight="normal" officeooo:rsid="001f8ce8" officeooo:paragraph-rsid="0020041c" style:font-size-asian="14pt" style:font-weight-asian="normal" style:font-name-complex="Calibri Light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" fo:font-size="14pt" fo:language="ru" fo:country="RU" fo:font-weight="normal" officeooo:rsid="001f8ce8" officeooo:paragraph-rsid="0024431a" style:font-size-asian="14pt" style:font-weight-asian="normal" style:font-name-complex="Calibri Light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" fo:font-size="14pt" fo:language="ru" fo:country="RU" fo:font-weight="normal" officeooo:rsid="0020041c" officeooo:paragraph-rsid="0020041c" style:font-size-asian="14pt" style:font-weight-asian="normal" style:font-name-complex="Calibri Light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" fo:font-size="14pt" fo:language="ru" fo:country="RU" fo:font-weight="bold" officeooo:rsid="001f8ce8" officeooo:paragraph-rsid="002102c0" style:font-size-asian="14pt" style:font-weight-asian="bold" style:font-name-complex="Calibri Light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ans" fo:font-size="14pt" fo:language="ru" fo:country="RU" fo:font-weight="bold" officeooo:rsid="001f8ce8" officeooo:paragraph-rsid="002266e7" style:font-size-asian="14pt" style:font-weight-asian="bold" style:font-name-complex="Calibri Light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Sans" fo:font-size="14pt" fo:language="ru" fo:country="RU" fo:font-style="italic" fo:font-weight="normal" officeooo:rsid="001f8ce8" officeooo:paragraph-rsid="002266e7" style:font-size-asian="14pt" style:font-style-asian="italic" style:font-weight-asian="normal" style:font-name-complex="Calibri Light" style:font-size-complex="14pt" style:font-style-complex="italic" style:font-weight-complex="normal"/>
    </style:style>
    <style:style style:name="P14" style:family="paragraph" style:parent-style-name="Standard">
      <style:text-properties style:font-name="DejaVu Sans" fo:font-size="14pt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DejaVu Sans" fo:font-size="14pt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DejaVu Sans" fo:font-size="14pt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DejaVu Sans" fo:font-size="14pt" officeooo:paragraph-rsid="001f8ce8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DejaVu Sans" fo:font-size="14pt" officeooo:paragraph-rsid="00065940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style:font-name="DejaVu Sans" fo:font-size="14pt" officeooo:paragraph-rsid="002102c0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style:font-name="DejaVu Sans" fo:font-size="14pt" officeooo:paragraph-rsid="002266e7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DejaVu Sans" fo:font-size="14pt" fo:language="none" fo:country="none" fo:font-weight="normal" officeooo:rsid="0003979c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DejaVu Sans" fo:font-size="14pt" fo:font-weight="bold" officeooo:paragraph-rsid="002102c0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DejaVu Sans" fo:font-size="14pt" fo:font-style="italic" officeooo:rsid="002266e7" officeooo:paragraph-rsid="002266e7" style:font-size-asian="14pt" style:font-style-asian="italic" style:font-size-complex="14pt" style:font-style-complex="italic"/>
    </style:style>
    <style:style style:name="P24" style:family="paragraph" style:parent-style-name="Standard">
      <style:paragraph-properties fo:text-align="start" style:justify-single-word="false"/>
      <style:text-properties style:font-name="DejaVu Sans" officeooo:paragraph-rsid="0024431a"/>
    </style:style>
    <style:style style:name="P25" style:family="paragraph" style:parent-style-name="Standard">
      <style:paragraph-properties fo:text-align="start" style:justify-single-word="false"/>
      <style:text-properties style:font-name="DejaVu Sans" officeooo:paragraph-rsid="0025fe4c"/>
    </style:style>
    <style:style style:name="P26" style:family="paragraph" style:parent-style-name="Standard">
      <style:paragraph-properties fo:text-align="start" style:justify-single-word="false"/>
      <style:text-properties fo:color="#000000" style:font-name="DejaVu Sans" officeooo:paragraph-rsid="0024431a"/>
    </style:style>
    <style:style style:name="P27" style:family="paragraph" style:parent-style-name="Standard">
      <style:paragraph-properties fo:break-before="page"/>
      <style:text-properties style:font-name="DejaVu Sans" fo:font-size="14pt" fo:language="ru" fo:country="RU" fo:font-weight="normal" officeooo:rsid="0020041c" officeooo:paragraph-rsid="0020041c" style:font-size-asian="14pt" style:font-weight-asian="normal" style:font-name-complex="Calibri Light" style:font-size-complex="14pt" style:font-weight-complex="normal"/>
    </style:style>
    <style:style style:name="P28" style:family="paragraph" style:parent-style-name="Standard">
      <style:paragraph-properties fo:margin-left="0cm" fo:margin-right="0cm" fo:text-indent="1.27cm" style:auto-text-indent="false"/>
      <style:text-properties style:font-name="DejaVu Sans" fo:font-size="14pt" style:font-size-asian="14pt" style:font-size-complex="14pt"/>
    </style:style>
    <style:style style:name="T1" style:family="text">
      <style:text-properties fo:language="none" fo:country="none" fo:font-weight="bold" officeooo:rsid="0003979c" style:font-weight-asian="bold"/>
    </style:style>
    <style:style style:name="T2" style:family="text">
      <style:text-properties officeooo:rsid="0003979c"/>
    </style:style>
    <style:style style:name="T3" style:family="text">
      <style:text-properties fo:letter-spacing="0.007cm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fo:letter-spacing="0.007cm" fo:font-weight="normal" style:font-name-asian="Times New Roman1" style:font-weight-asian="normal" style:font-name-complex="Times New Roman1" style:font-weight-complex="normal" style:text-scale="98%"/>
    </style:style>
    <style:style style:name="T5" style:family="text">
      <style:text-properties fo:letter-spacing="0.007cm" fo:language="ru" fo:country="RU" fo:font-weight="normal" style:font-name-asian="Times New Roman1" style:font-weight-asian="normal" style:font-name-complex="Times New Roman1" style:font-weight-complex="normal" style:text-scale="98%"/>
    </style:style>
    <style:style style:name="T6" style:family="text">
      <style:text-properties fo:letter-spacing="-0.002cm" fo:font-weight="normal" style:font-name-asian="Times New Roman1" style:font-weight-asian="normal" style:font-name-complex="Times New Roman1" style:font-weight-complex="normal" style:text-scale="98%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bold" officeooo:rsid="0020041c" style:font-weight-asian="bold" style:font-name-complex="Calibri Light" style:font-weight-complex="bold"/>
    </style:style>
    <style:style style:name="T9" style:family="text">
      <style:text-properties fo:language="ru" fo:country="RU" fo:font-weight="bold" officeooo:rsid="001f8ce8" style:font-weight-asian="bold" style:font-name-complex="Calibri Light" style:font-weight-complex="bold"/>
    </style:style>
    <style:style style:name="T10" style:family="text">
      <style:text-properties fo:language="ru" fo:country="RU" fo:font-weight="bold" officeooo:rsid="002102c0" style:font-weight-asian="bold" style:font-name-complex="Calibri Light" style:font-weight-complex="bold"/>
    </style:style>
    <style:style style:name="T11" style:family="text">
      <style:text-properties fo:language="ru" fo:country="RU" fo:font-weight="bold" officeooo:rsid="002102c0" fo:background-color="transparent" loext:char-shading-value="0" style:font-weight-asian="bold" style:font-name-complex="Calibri Light" style:font-weight-complex="bold"/>
    </style:style>
    <style:style style:name="T12" style:family="text">
      <style:text-properties fo:language="ru" fo:country="RU" fo:font-weight="bold" officeooo:rsid="001f8ce8" fo:background-color="transparent" loext:char-shading-value="0" style:font-weight-asian="bold" style:font-name-complex="Calibri Light" style:font-weight-complex="bold"/>
    </style:style>
    <style:style style:name="T13" style:family="text">
      <style:text-properties fo:language="ru" fo:country="RU" fo:font-weight="normal" officeooo:rsid="0020041c" style:font-weight-asian="normal" style:font-name-complex="Calibri Light" style:font-weight-complex="normal"/>
    </style:style>
    <style:style style:name="T14" style:family="text">
      <style:text-properties fo:language="ru" fo:country="RU" fo:font-weight="normal" officeooo:rsid="002102c0" style:font-weight-asian="normal" style:font-name-complex="Calibri Light" style:font-weight-complex="normal"/>
    </style:style>
    <style:style style:name="T15" style:family="text">
      <style:text-properties fo:language="ru" fo:country="RU" fo:font-weight="normal" officeooo:rsid="001f8ce8" fo:background-color="transparent" loext:char-shading-value="0" style:font-weight-asian="normal" style:font-name-complex="Calibri Light" style:font-weight-complex="normal"/>
    </style:style>
    <style:style style:name="T16" style:family="text">
      <style:text-properties fo:language="ru" fo:country="RU" fo:font-weight="normal" officeooo:rsid="002102c0" fo:background-color="transparent" loext:char-shading-value="0" style:font-weight-asian="normal" style:font-name-complex="Calibri Light" style:font-weight-complex="normal"/>
    </style:style>
    <style:style style:name="T17" style:family="text">
      <style:text-properties fo:language="ru" fo:country="RU" fo:font-weight="normal" officeooo:rsid="002266e7" fo:background-color="transparent" loext:char-shading-value="0" style:font-weight-asian="normal" style:font-name-complex="Calibri Light" style:font-weight-complex="normal"/>
    </style:style>
    <style:style style:name="T18" style:family="text">
      <style:text-properties fo:language="ru" fo:country="RU" fo:font-weight="normal" fo:background-color="transparent" loext:char-shading-value="0" style:font-weight-asian="normal" style:font-name-complex="Calibri Light" style:font-weight-complex="normal"/>
    </style:style>
    <style:style style:name="T19" style:family="text">
      <style:text-properties fo:language="ru" fo:country="RU" officeooo:rsid="002102c0" style:font-name-complex="Calibri Light"/>
    </style:style>
    <style:style style:name="T20" style:family="text">
      <style:text-properties fo:language="ru" fo:country="RU" officeooo:rsid="001f8ce8" style:font-name-complex="Calibri Light"/>
    </style:style>
    <style:style style:name="T21" style:family="text">
      <style:text-properties fo:language="ru" fo:country="RU" officeooo:rsid="001f8ce8" fo:background-color="transparent" loext:char-shading-value="0" style:font-name-complex="Calibri Light"/>
    </style:style>
    <style:style style:name="T22" style:family="text">
      <style:text-properties fo:language="ru" fo:country="RU" officeooo:rsid="00295fe1"/>
    </style:style>
    <style:style style:name="T23" style:family="text">
      <style:text-properties fo:font-weight="bold" style:font-weight-asian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2102c0" style:font-weight-asian="bold" style:font-weight-complex="bold"/>
    </style:style>
    <style:style style:name="T26" style:family="text">
      <style:text-properties fo:font-weight="bold" fo:background-color="transparent" loext:char-shading-value="0" style:font-weight-asian="bold" style:font-weight-complex="bold"/>
    </style:style>
    <style:style style:name="T27" style:family="text">
      <style:text-properties fo:color="#000000" fo:language="none" fo:country="none" officeooo:rsid="0020041c" style:font-name-asian="Arial" style:font-name-complex="Times New Roman1"/>
    </style:style>
    <style:style style:name="T28" style:family="text">
      <style:text-properties fo:color="#000000" fo:background-color="#ffffff" loext:char-shading-value="0"/>
    </style:style>
    <style:style style:name="T29" style:family="text">
      <style:text-properties fo:color="#000000" officeooo:rsid="002266e7" fo:background-color="#ffffff" loext:char-shading-value="0"/>
    </style:style>
    <style:style style:name="T30" style:family="text">
      <style:text-properties fo:color="#000000" fo:font-size="14pt" fo:language="ru" fo:country="RU" fo:font-weight="normal" officeooo:rsid="002266e7" fo:background-color="#ffffff" loext:char-shading-value="0" style:font-size-asian="14pt" style:font-weight-asian="normal" style:font-name-complex="Calibri Light" style:font-size-complex="14pt" style:font-weight-complex="normal"/>
    </style:style>
    <style:style style:name="T31" style:family="text">
      <style:text-properties fo:color="#000000" fo:font-size="14pt" fo:language="ru" fo:country="RU" fo:font-weight="bold" officeooo:rsid="002266e7" fo:background-color="#ffffff" loext:char-shading-value="0" style:font-size-asian="14pt" style:font-weight-asian="normal" style:font-name-complex="Calibri Light" style:font-size-complex="14pt" style:font-weight-complex="normal"/>
    </style:style>
    <style:style style:name="T32" style:family="text">
      <style:text-properties fo:color="#000000" fo:font-size="14pt" officeooo:rsid="002266e7" fo:background-color="#ffffff" loext:char-shading-value="0" style:font-size-asian="14pt" style:font-size-complex="14pt"/>
    </style:style>
    <style:style style:name="T33" style:family="text">
      <style:text-properties fo:color="#000000" fo:language="ru" fo:country="RU" fo:font-weight="normal" officeooo:rsid="002102c0" fo:background-color="#ffffff" loext:char-shading-value="0" style:font-weight-asian="normal" style:font-name-complex="Calibri Light" style:font-weight-complex="normal"/>
    </style:style>
    <style:style style:name="T34" style:family="text">
      <style:text-properties fo:color="#000000" fo:language="ru" fo:country="RU" fo:font-weight="normal" officeooo:rsid="001f8ce8" fo:background-color="#ffffff" loext:char-shading-value="0" style:font-weight-asian="normal" style:font-name-complex="Calibri Light" style:font-weight-complex="normal"/>
    </style:style>
    <style:style style:name="T35" style:family="text">
      <style:text-properties fo:color="#000000" fo:language="ru" fo:country="RU" fo:font-weight="normal" officeooo:rsid="001f8ce8" fo:background-color="#ffffff" loext:char-shading-value="0" style:font-weight-asian="normal" style:font-name-complex="Calibri Light" style:font-weight-complex="normal"/>
    </style:style>
    <style:style style:name="T36" style:family="text">
      <style:text-properties fo:color="#000000" fo:language="ru" fo:country="RU" fo:font-weight="normal" fo:background-color="#ffffff" loext:char-shading-value="0" style:font-weight-asian="normal" style:font-name-complex="Calibri Light" style:font-weight-complex="normal"/>
    </style:style>
    <style:style style:name="T37" style:family="text">
      <style:text-properties fo:color="#000000" style:font-name="monospace" fo:font-size="14pt" fo:language="ru" fo:country="RU" officeooo:rsid="0027c7f2" fo:background-color="#ffffff" loext:char-shading-value="0" style:font-size-asian="14pt" style:font-name-complex="Calibri Light" style:font-size-complex="14pt"/>
    </style:style>
    <style:style style:name="T38" style:family="text">
      <style:text-properties fo:color="#000000" style:font-name="monospace" fo:font-size="14pt" fo:language="ru" fo:country="RU" fo:font-style="italic" officeooo:rsid="0027c7f2" fo:background-color="#ffffff" loext:char-shading-value="0" style:font-size-asian="14pt" style:font-style-asian="italic" style:font-name-complex="Calibri Light" style:font-size-complex="14pt" style:font-style-complex="italic"/>
    </style:style>
    <style:style style:name="T39" style:family="text">
      <style:text-properties fo:color="#000000" style:font-name="monospace" fo:font-size="8pt" fo:language="ru" fo:country="RU" officeooo:rsid="0027c7f2" fo:background-color="#ffffff" loext:char-shading-value="0" style:font-size-asian="8pt" style:font-name-complex="Calibri Light" style:font-size-complex="8pt"/>
    </style:style>
    <style:style style:name="T40" style:family="text">
      <style:text-properties fo:color="#000000" fo:font-size="8pt" officeooo:rsid="002266e7" fo:background-color="#ffffff" loext:char-shading-value="0" style:font-size-asian="8pt" style:font-size-complex="8pt"/>
    </style:style>
    <style:style style:name="T41" style:family="text">
      <style:text-properties fo:color="#000000" fo:font-size="8pt" fo:language="ru" fo:country="RU" fo:font-weight="bold" officeooo:rsid="001f8ce8" fo:background-color="#ffffff" loext:char-shading-value="0" style:font-size-asian="8pt" style:font-weight-asian="normal" style:font-name-complex="Calibri Light" style:font-size-complex="8pt" style:font-weight-complex="normal"/>
    </style:style>
    <style:style style:name="T42" style:family="text">
      <style:text-properties fo:color="#000000" fo:font-size="8pt" fo:language="ru" fo:country="RU" fo:font-weight="bold" officeooo:rsid="002266e7" fo:background-color="#ffffff" loext:char-shading-value="0" style:font-size-asian="8pt" style:font-weight-asian="normal" style:font-name-complex="Calibri Light" style:font-size-complex="8pt" style:font-weight-complex="normal"/>
    </style:style>
    <style:style style:name="T43" style:family="text">
      <style:text-properties fo:color="#000000" fo:font-size="8pt" fo:language="ru" fo:country="RU" fo:font-weight="normal" officeooo:rsid="001f8ce8" fo:background-color="#ffffff" loext:char-shading-value="0" style:font-size-asian="8pt" style:font-weight-asian="normal" style:font-name-complex="Calibri Light" style:font-size-complex="8pt" style:font-weight-complex="normal"/>
    </style:style>
    <style:style style:name="T44" style:family="text">
      <style:text-properties fo:color="#000000" fo:font-size="8pt" fo:language="ru" fo:country="RU" fo:font-weight="normal" officeooo:rsid="002266e7" fo:background-color="#ffffff" loext:char-shading-value="0" style:font-size-asian="8pt" style:font-weight-asian="normal" style:font-name-complex="Calibri Light" style:font-size-complex="8pt" style:font-weight-complex="normal"/>
    </style:style>
    <style:style style:name="T45" style:family="text">
      <style:text-properties officeooo:rsid="0020041c"/>
    </style:style>
    <style:style style:name="T46" style:family="text">
      <style:text-properties fo:color="#54ff54" fo:font-weight="bold" fo:background-color="#ffffff" loext:char-shading-value="0"/>
    </style:style>
    <style:style style:name="T47" style:family="text">
      <style:text-properties fo:color="#54ff54" fo:font-weight="bold" officeooo:rsid="002266e7" fo:background-color="#ffffff" loext:char-shading-value="0"/>
    </style:style>
    <style:style style:name="T48" style:family="text">
      <style:text-properties fo:color="#54ff54" fo:font-size="14pt" fo:language="ru" fo:country="RU" fo:font-weight="bold" officeooo:rsid="002266e7" fo:background-color="#ffffff" loext:char-shading-value="0" style:font-size-asian="14pt" style:font-weight-asian="normal" style:font-name-complex="Calibri Light" style:font-size-complex="14pt" style:font-weight-complex="normal"/>
    </style:style>
    <style:style style:name="T49" style:family="text">
      <style:text-properties fo:color="#54ff54" fo:font-size="14pt" fo:font-weight="bold" fo:background-color="#ffffff" loext:char-shading-value="0" style:font-size-asian="14pt" style:font-size-complex="14pt"/>
    </style:style>
    <style:style style:name="T50" style:family="text">
      <style:text-properties fo:color="#54ff54" fo:font-size="14pt" fo:font-weight="bold" officeooo:rsid="002266e7" fo:background-color="#ffffff" loext:char-shading-value="0" style:font-size-asian="14pt" style:font-size-complex="14pt"/>
    </style:style>
    <style:style style:name="T51" style:family="text">
      <style:text-properties fo:color="#54ff54" fo:language="ru" fo:country="RU" fo:font-weight="bold" officeooo:rsid="002102c0" fo:background-color="#ffffff" loext:char-shading-value="0" style:font-weight-asian="normal" style:font-name-complex="Calibri Light" style:font-weight-complex="normal"/>
    </style:style>
    <style:style style:name="T52" style:family="text">
      <style:text-properties fo:color="#54ff54" fo:language="ru" fo:country="RU" fo:font-weight="bold" officeooo:rsid="001f8ce8" fo:background-color="#ffffff" loext:char-shading-value="0" style:font-weight-asian="normal" style:font-name-complex="Calibri Light" style:font-weight-complex="normal"/>
    </style:style>
    <style:style style:name="T53" style:family="text">
      <style:text-properties fo:color="#54ff54" fo:language="ru" fo:country="RU" fo:font-weight="bold" officeooo:rsid="001f8ce8" fo:background-color="#ffffff" loext:char-shading-value="0" style:font-weight-asian="normal" style:font-name-complex="Calibri Light" style:font-weight-complex="normal"/>
    </style:style>
    <style:style style:name="T54" style:family="text">
      <style:text-properties fo:color="#54ff54" style:font-name="monospace" fo:font-size="14pt" fo:language="ru" fo:country="RU" fo:font-weight="bold" officeooo:rsid="0027c7f2" fo:background-color="#ffffff" loext:char-shading-value="0" style:font-size-asian="14pt" style:font-name-complex="Calibri Light" style:font-size-complex="14pt"/>
    </style:style>
    <style:style style:name="T55" style:family="text">
      <style:text-properties fo:color="#54ff54" fo:font-size="8pt" fo:font-weight="bold" officeooo:rsid="002266e7" fo:background-color="#ffffff" loext:char-shading-value="0" style:font-size-asian="8pt" style:font-size-complex="8pt"/>
    </style:style>
    <style:style style:name="T56" style:family="text">
      <style:text-properties fo:background-color="#ffffff" loext:char-shading-value="0"/>
    </style:style>
    <style:style style:name="T57" style:family="text">
      <style:text-properties fo:color="#5454ff" fo:font-weight="bold" fo:background-color="#ffffff" loext:char-shading-value="0"/>
    </style:style>
    <style:style style:name="T58" style:family="text">
      <style:text-properties fo:color="#5454ff" fo:font-weight="bold" officeooo:rsid="002266e7" fo:background-color="#ffffff" loext:char-shading-value="0"/>
    </style:style>
    <style:style style:name="T59" style:family="text">
      <style:text-properties fo:color="#5454ff" fo:font-size="14pt" fo:language="ru" fo:country="RU" fo:font-weight="bold" officeooo:rsid="002266e7" fo:background-color="#ffffff" loext:char-shading-value="0" style:font-size-asian="14pt" style:font-weight-asian="normal" style:font-name-complex="Calibri Light" style:font-size-complex="14pt" style:font-weight-complex="normal"/>
    </style:style>
    <style:style style:name="T60" style:family="text">
      <style:text-properties fo:color="#5454ff" fo:font-size="14pt" fo:font-weight="bold" fo:background-color="#ffffff" loext:char-shading-value="0" style:font-size-asian="14pt" style:font-size-complex="14pt"/>
    </style:style>
    <style:style style:name="T61" style:family="text">
      <style:text-properties fo:color="#5454ff" fo:font-size="14pt" fo:font-weight="bold" officeooo:rsid="002266e7" fo:background-color="#ffffff" loext:char-shading-value="0" style:font-size-asian="14pt" style:font-size-complex="14pt"/>
    </style:style>
    <style:style style:name="T62" style:family="text">
      <style:text-properties fo:color="#5454ff" fo:language="ru" fo:country="RU" fo:font-weight="bold" officeooo:rsid="002102c0" fo:background-color="#ffffff" loext:char-shading-value="0" style:font-weight-asian="normal" style:font-name-complex="Calibri Light" style:font-weight-complex="normal"/>
    </style:style>
    <style:style style:name="T63" style:family="text">
      <style:text-properties fo:color="#5454ff" fo:language="ru" fo:country="RU" fo:font-weight="bold" officeooo:rsid="001f8ce8" fo:background-color="#ffffff" loext:char-shading-value="0" style:font-weight-asian="normal" style:font-name-complex="Calibri Light" style:font-weight-complex="normal"/>
    </style:style>
    <style:style style:name="T64" style:family="text">
      <style:text-properties fo:color="#5454ff" fo:language="ru" fo:country="RU" fo:font-weight="bold" officeooo:rsid="001f8ce8" fo:background-color="#ffffff" loext:char-shading-value="0" style:font-weight-asian="normal" style:font-name-complex="Calibri Light" style:font-weight-complex="normal"/>
    </style:style>
    <style:style style:name="T65" style:family="text">
      <style:text-properties fo:color="#5454ff" style:font-name="monospace" fo:font-size="14pt" fo:language="ru" fo:country="RU" fo:font-weight="bold" officeooo:rsid="0027c7f2" fo:background-color="#ffffff" loext:char-shading-value="0" style:font-size-asian="14pt" style:font-name-complex="Calibri Light" style:font-size-complex="14pt"/>
    </style:style>
    <style:style style:name="T66" style:family="text">
      <style:text-properties fo:color="#5454ff" style:font-name="monospace" fo:font-size="8pt" fo:language="ru" fo:country="RU" fo:font-weight="bold" officeooo:rsid="0027c7f2" fo:background-color="#ffffff" loext:char-shading-value="0" style:font-size-asian="8pt" style:font-name-complex="Calibri Light" style:font-size-complex="8pt"/>
    </style:style>
    <style:style style:name="T67" style:family="text">
      <style:text-properties fo:color="#5454ff" fo:font-size="8pt" fo:font-weight="bold" officeooo:rsid="002266e7" fo:background-color="#ffffff" loext:char-shading-value="0" style:font-size-asian="8pt" style:font-size-complex="8pt"/>
    </style:style>
    <style:style style:name="T68" style:family="text">
      <style:text-properties fo:font-size="14pt" fo:language="ru" fo:country="RU" fo:font-weight="normal" officeooo:rsid="002266e7" fo:background-color="transparent" loext:char-shading-value="0" style:font-size-asian="14pt" style:font-weight-asian="normal" style:font-name-complex="Calibri Light" style:font-size-complex="14pt" style:font-weight-complex="normal"/>
    </style:style>
    <style:style style:name="T69" style:family="text">
      <style:text-properties fo:font-size="14pt" fo:language="ru" fo:country="RU" fo:font-weight="normal" officeooo:rsid="0024431a" fo:background-color="transparent" loext:char-shading-value="0" style:font-size-asian="14pt" style:font-weight-asian="normal" style:font-name-complex="Calibri Light" style:font-size-complex="14pt" style:font-weight-complex="normal"/>
    </style:style>
    <style:style style:name="T70" style:family="text">
      <style:text-properties fo:font-size="14pt" fo:language="ru" fo:country="RU" fo:font-weight="normal" officeooo:rsid="0025fe4c" fo:background-color="transparent" loext:char-shading-value="0" style:font-size-asian="14pt" style:font-weight-asian="normal" style:font-name-complex="Calibri Light" style:font-size-complex="14pt" style:font-weight-complex="normal"/>
    </style:style>
    <style:style style:name="T71" style:family="text">
      <style:text-properties fo:font-size="14pt" fo:language="ru" fo:country="RU" fo:font-weight="normal" officeooo:rsid="0027c7f2" fo:background-color="transparent" loext:char-shading-value="0" style:font-size-asian="14pt" style:font-weight-asian="normal" style:font-name-complex="Calibri Light" style:font-size-complex="14pt" style:font-weight-complex="normal"/>
    </style:style>
    <style:style style:name="T72" style:family="text">
      <style:text-properties fo:font-size="14pt" fo:language="ru" fo:country="RU" fo:font-weight="bold" officeooo:rsid="0024431a" fo:background-color="transparent" loext:char-shading-value="0" style:font-size-asian="14pt" style:font-weight-asian="bold" style:font-name-complex="Calibri Light" style:font-size-complex="14pt" style:font-weight-complex="bold"/>
    </style:style>
    <style:style style:name="T73" style:family="text">
      <style:text-properties fo:font-size="14pt" fo:language="ru" fo:country="RU" fo:font-weight="bold" officeooo:rsid="002266e7" fo:background-color="transparent" loext:char-shading-value="0" style:font-size-asian="14pt" style:font-weight-asian="bold" style:font-name-complex="Calibri Light" style:font-size-complex="14pt" style:font-weight-complex="bold"/>
    </style:style>
    <style:style style:name="T74" style:family="text">
      <style:text-properties fo:font-size="14pt" fo:language="ru" fo:country="RU" fo:font-weight="bold" fo:background-color="transparent" loext:char-shading-value="0" style:font-size-asian="14pt" style:font-weight-asian="bold" style:font-name-complex="Calibri Light" style:font-size-complex="14pt" style:font-weight-complex="bold"/>
    </style:style>
    <style:style style:name="T75" style:family="text">
      <style:text-properties fo:font-size="14pt" fo:language="ru" fo:country="RU" officeooo:rsid="002266e7" fo:background-color="transparent" loext:char-shading-value="0" style:font-size-asian="14pt" style:font-name-complex="Calibri Light" style:font-size-complex="14pt"/>
    </style:style>
    <style:style style:name="T76" style:family="text">
      <style:text-properties fo:font-size="14pt" fo:language="ru" fo:country="RU" fo:background-color="transparent" loext:char-shading-value="0" style:font-size-asian="14pt" style:font-name-complex="Calibri Light" style:font-size-complex="14pt"/>
    </style:style>
    <style:style style:name="T77" style:family="text">
      <style:text-properties fo:font-size="14pt" fo:language="ru" fo:country="RU" officeooo:rsid="0027c7f2" fo:background-color="transparent" loext:char-shading-value="0" style:font-size-asian="14pt" style:font-name-complex="Calibri Light" style:font-size-complex="14pt"/>
    </style:style>
    <style:style style:name="T78" style:family="text">
      <style:text-properties fo:font-size="14pt" fo:language="ru" fo:country="RU" fo:font-style="italic" fo:font-weight="normal" officeooo:rsid="0027c7f2" fo:background-color="transparent" loext:char-shading-value="0" style:font-size-asian="14pt" style:font-style-asian="italic" style:font-weight-asian="normal" style:font-name-complex="Calibri Light" style:font-size-complex="14pt" style:font-style-complex="italic" style:font-weight-complex="normal"/>
    </style:style>
    <style:style style:name="T79" style:family="text">
      <style:text-properties fo:font-size="14pt" fo:background-color="#ffffff" loext:char-shading-value="0" style:font-size-asian="14pt" style:font-size-complex="14pt"/>
    </style:style>
    <style:style style:name="T80" style:family="text">
      <style:text-properties fo:font-size="14pt" style:text-underline-style="solid" style:text-underline-width="auto" style:text-underline-color="font-color" fo:font-weight="normal" officeooo:rsid="002266e7" fo:background-color="#ffffff" loext:char-shading-value="0" style:font-size-asian="14pt" style:font-weight-asian="normal" style:font-size-complex="14pt" style:font-weight-complex="normal"/>
    </style:style>
    <style:style style:name="T81" style:family="text">
      <style:text-properties fo:font-size="14pt" style:text-underline-style="solid" style:text-underline-width="auto" style:text-underline-color="font-color" fo:font-weight="normal" officeooo:rsid="0025fe4c" fo:background-color="#ffffff" loext:char-shading-value="0" style:font-size-asian="14pt" style:font-weight-asian="normal" style:font-size-complex="14pt" style:font-weight-complex="normal"/>
    </style:style>
    <style:style style:name="T82" style:family="text">
      <style:text-properties style:font-name="DejaVu Sans" fo:font-size="14pt" fo:language="ru" fo:country="RU" fo:font-weight="normal" officeooo:rsid="002102c0" style:font-size-asian="14pt" style:font-weight-asian="normal" style:font-name-complex="Calibri Light" style:font-size-complex="14pt" style:font-weight-complex="normal"/>
    </style:style>
    <style:style style:name="T83" style:family="text">
      <style:text-properties officeooo:rsid="002102c0" fo:background-color="transparent" loext:char-shading-value="0"/>
    </style:style>
    <style:style style:name="T84" style:family="text">
      <style:text-properties officeooo:rsid="002266e7" fo:background-color="transparent" loext:char-shading-value="0"/>
    </style:style>
    <style:style style:name="T85" style:family="text">
      <style:text-properties officeooo:rsid="0024431a" fo:background-color="transparent" loext:char-shading-value="0"/>
    </style:style>
    <style:style style:name="T86" style:family="text">
      <style:text-properties fo:background-color="transparent" loext:char-shading-value="0"/>
    </style:style>
    <style:style style:name="T87" style:family="text">
      <style:text-properties style:font-name="monospace" fo:font-size="14pt" fo:language="ru" fo:country="RU" officeooo:rsid="0027c7f2" fo:background-color="transparent" loext:char-shading-value="0" style:font-size-asian="14pt" style:font-name-complex="Calibri Light" style:font-size-complex="14pt"/>
    </style:style>
    <style:style style:name="T88" style:family="text">
      <style:text-properties style:font-name="monospace" fo:font-size="8pt" fo:language="ru" fo:country="RU" officeooo:rsid="0027c7f2" fo:background-color="transparent" loext:char-shading-value="0" style:font-size-asian="8pt" style:font-name-complex="Calibri Light" style:font-size-complex="8pt"/>
    </style:style>
    <style:style style:name="T89" style:family="text">
      <style:text-properties style:font-name="DejaVu Sans" fo:language="ru" fo:country="RU" fo:font-weight="normal" officeooo:rsid="001f8ce8" fo:background-color="transparent" loext:char-shading-value="0" style:font-weight-asian="normal" style:font-name-complex="Calibri Light" style:font-weight-complex="normal"/>
    </style:style>
    <style:style style:name="T90" style:family="text">
      <style:text-properties style:font-name="DejaVu Sans" style:text-underline-style="solid" style:text-underline-width="auto" style:text-underline-color="font-color" fo:font-weight="normal" officeooo:rsid="002266e7" fo:background-color="#ffffff" loext:char-shading-value="0" style:font-weight-asian="normal" style:font-weight-complex="normal"/>
    </style:style>
    <style:style style:name="T91" style:family="text">
      <style:text-properties style:font-name="DejaVu Sans" style:text-underline-style="solid" style:text-underline-width="auto" style:text-underline-color="font-color" fo:font-weight="normal" officeooo:rsid="0025fe4c" fo:background-color="#ffffff" loext:char-shading-value="0" style:font-weight-asian="normal" style:font-weight-complex="normal"/>
    </style:style>
    <style:style style:name="T92" style:family="text">
      <style:text-properties fo:color="#ff5454" fo:font-size="8pt" fo:font-weight="bold" officeooo:rsid="002266e7" fo:background-color="#000000" loext:char-shading-value="0" style:font-size-asian="8pt" style:font-size-complex="8pt"/>
    </style:style>
    <style:style style:name="T93" style:family="text">
      <style:text-properties fo:color="#ff5454" style:font-name="monospace" fo:font-size="14pt" fo:language="ru" fo:country="RU" fo:font-weight="bold" officeooo:rsid="0027c7f2" fo:background-color="#ffffff" loext:char-shading-value="0" style:font-size-asian="14pt" style:font-name-complex="Calibri Light" style:font-size-complex="14pt"/>
    </style:style>
    <style:style style:name="T94" style:family="text">
      <style:text-properties fo:color="#ff5454" style:font-name="monospace" fo:font-size="8pt" fo:language="ru" fo:country="RU" fo:font-weight="bold" officeooo:rsid="0027c7f2" fo:background-color="#ffffff" loext:char-shading-value="0" style:font-size-asian="8pt" style:font-name-complex="Calibri Light" style:font-size-complex="8pt"/>
    </style:style>
    <style:style style:name="T95" style:family="text">
      <style:text-properties fo:color="#ff54ff" fo:font-size="8pt" fo:font-weight="bold" officeooo:rsid="002266e7" fo:background-color="#ffffff" loext:char-shading-value="0" style:font-size-asian="8pt" style:font-size-complex="8pt"/>
    </style:style>
    <style:style style:name="T96" style:family="text">
      <style:text-properties fo:color="#54ffff" fo:font-size="8pt" fo:font-weight="bold" officeooo:rsid="002266e7" fo:background-color="#ffffff" loext:char-shading-value="0" style:font-size-asian="8pt" style:font-size-complex="8pt"/>
    </style:style>
    <style:style style:name="T97" style:family="text">
      <style:text-properties fo:font-size="8pt" style:font-size-asian="8pt" style:font-size-complex="8pt"/>
    </style:style>
    <style:style style:name="T98" style:family="text">
      <style:text-properties fo:font-size="8pt" officeooo:rsid="002266e7" fo:background-color="transparent" loext:char-shading-value="0" style:font-size-asian="8pt" style:font-size-complex="8pt"/>
    </style:style>
    <style:style style:name="T99" style:family="text">
      <style:text-properties fo:font-size="8pt" fo:language="ru" fo:country="RU" fo:font-weight="normal" officeooo:rsid="001f8ce8" fo:background-color="transparent" loext:char-shading-value="0" style:font-size-asian="8pt" style:font-weight-asian="normal" style:font-name-complex="Calibri Light" style:font-size-complex="8pt" style:font-weight-complex="normal"/>
    </style:style>
    <style:style style:name="T100" style:family="text">
      <style:text-properties fo:font-size="8pt" fo:language="ru" fo:country="RU" fo:font-weight="normal" officeooo:rsid="002266e7" fo:background-color="transparent" loext:char-shading-value="0" style:font-size-asian="8pt" style:font-weight-asian="normal" style:font-name-complex="Calibri Light" style:font-size-complex="8pt" style:font-weight-complex="normal"/>
    </style:style>
    <style:style style:name="T101" style:family="text">
      <style:text-properties fo:font-size="8pt" fo:language="ru" fo:country="RU" fo:font-weight="normal" officeooo:rsid="002102c0" style:font-size-asian="8pt" style:font-weight-asian="normal" style:font-name-complex="Calibri Light" style:font-size-complex="8pt" style:font-weight-complex="normal"/>
    </style:style>
    <style:style style:name="T102" style:family="text">
      <style:text-properties fo:font-size="8pt" fo:language="ru" fo:country="RU" fo:font-weight="bold" officeooo:rsid="001f8ce8" fo:background-color="transparent" loext:char-shading-value="0" style:font-size-asian="8pt" style:font-weight-asian="bold" style:font-name-complex="Calibri Light" style:font-size-complex="8pt" style:font-weight-complex="bold"/>
    </style:style>
    <style:style style:name="T103" style:family="text">
      <style:text-properties fo:font-size="8pt" fo:font-style="italic" style:text-underline-style="solid" style:text-underline-width="auto" style:text-underline-color="font-color" fo:font-weight="bold" officeooo:rsid="002266e7" fo:background-color="transparent" loext:char-shading-value="0" style:font-size-asian="8pt" style:font-style-asian="italic" style:font-weight-asian="bold" style:font-size-complex="8pt" style:font-style-complex="italic" style:font-weight-complex="bold"/>
    </style:style>
    <style:style style:name="T104" style:family="text">
      <style:text-properties fo:font-size="8pt" fo:font-style="italic" style:text-underline-style="solid" style:text-underline-width="auto" style:text-underline-color="font-color" fo:font-weight="bold" officeooo:rsid="0025fe4c" fo:background-color="transparent" loext:char-shading-value="0" style:font-size-asian="8pt" style:font-style-asian="italic" style:font-weight-asian="bold" style:font-size-complex="8pt" style:font-style-complex="italic" style:font-weight-complex="bold"/>
    </style:style>
    <style:style style:name="T105" style:family="text">
      <style:text-properties fo:font-size="8pt" fo:background-color="#ffffff" loext:char-shading-value="0" style:font-size-asian="8pt" style:font-size-complex="8pt"/>
    </style:style>
    <style:style style:name="T106" style:family="text">
      <style:text-properties fo:font-size="8pt" fo:font-weight="bold" fo:background-color="#ffffff" loext:char-shading-value="0" style:font-size-asian="8pt" style:font-size-complex="8pt"/>
    </style:style>
    <style:style style:name="T107" style:family="text">
      <style:text-properties style:text-underline-style="solid" style:text-underline-width="auto" style:text-underline-color="font-color" fo:font-weight="normal" officeooo:rsid="002266e7" fo:background-color="#ffffff" loext:char-shading-value="0" style:font-weight-asian="normal" style:font-weight-complex="normal"/>
    </style:style>
    <style:style style:name="T108" style:family="text">
      <style:text-properties style:text-underline-style="solid" style:text-underline-width="auto" style:text-underline-color="font-color" fo:font-weight="normal" officeooo:rsid="0025fe4c" fo:background-color="#ffffff" loext:char-shading-value="0" style:font-weight-asian="normal" style:font-weight-complex="normal"/>
    </style:style>
    <style:style style:name="T109" style:family="text">
      <style:text-properties fo:color="#ffffff" fo:font-size="8pt" fo:background-color="#000000" loext:char-shading-value="0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МИНИСТЕРСТВО НАУКИ <text:s/>И ВЫСШЕГО</text:span><text:span text:style-name="T3"> </text:span><text:span text:style-name="T5">ОБРАЗОВАНИЯ</text:span><text:span text:style-name="T4"> РОССИЙСКОЙ ФЕДЕРАЦИ</text:span><text:span text:style-name="T6">И</text:span></text:p>
      <text:p text:style-name="P2">федеральное государственное АВТОНОМНОЕ образовательное учреждение высшего <text:s/>образования</text:p>
      <text:p text:style-name="P3">«Национальный исследовательский ядерный университет «МИФИ»</text:p>
      <text:p text:style-name="P4">Обнинский институт атомной энергетики </text:p>
      <text:p text:style-name="P5">Отделение интеллектуальных кибернетических систем</text:p>
      <text:p text:style-name="P15"/>
      <text:p text:style-name="P15"/>
      <text:p text:style-name="P16"><text:span text:style-name="T23">Лабораторная работа №</text:span><text:span text:style-name="T1">1</text:span></text:p>
      <text:p text:style-name="P17">по курсу «<text:span text:style-name="T27">Администрирование в ИС</text:span>»</text:p>
      <text:p text:style-name="P21"/>
      <text:p text:style-name="P16"/>
      <text:p text:style-name="P16"/>
      <text:p text:style-name="P16"/>
      <text:p text:style-name="P16"/>
      <text:p text:style-name="P14">Подписи:</text:p>
      <text:p text:style-name="P28">Исполнитель</text:p>
      <text:p text:style-name="P28">студент гр. ИС-Б<text:span text:style-name="T7">17</text:span><text:tab/> <text:s text:c="2"/>__________________<text:tab/> <text:s text:c="5"/>В. Ю. Петренко</text:p>
      <text:p text:style-name="P28"/>
      <text:p text:style-name="P28">Принял</text:p>
      <text:p text:style-name="P28"><text:span text:style-name="T2">старший преподаватель <text:s/></text:span><text:s/>__________________ <text:s text:c="5"/><text:span text:style-name="T2">И. В. Охрименко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8">Обнинск, <text:span text:style-name="T7">202</text:span><text:span text:style-name="T22">1</text:span></text:p>
      <text:p text:style-name="P6"><text:soft-page-break/>Задание: </text:p>
      <text:p text:style-name="P7"><text:span text:style-name="T45">П</text:span>роизвести мониторинг информационной системы, в частности, операционной системы (ОС).</text:p>
      <text:p text:style-name="P7"/>
      <text:p text:style-name="P7">Для составления отчета о мониторинге ОС необходимо определить следующие параметры компьютера и выполнить следующие задачи:</text:p>
      <text:p text:style-name="P7">1. Определить название компьютера, название и версию операционной системы, тип компьютера (тип процессора, количество ядер, тип и размер оперативной памяти).</text:p>
      <text:p text:style-name="P8">Определить текущую загрузку процессора и объем используемой оперативной памяти. </text:p>
      <text:p text:style-name="P8">2. Выполнить анализ сетевых интерфейсов (сетевых настроек), указать их количество, их названия (символические имена) и параметры каждого (IP-адрес, маска подсети, МАС- адрес, максимальная пропускная способность). Определить для каждого сетевого интерфейса IP-адрес шлюза по умолчанию, IP-адреса DNS-серверов.</text:p>
      <text:p text:style-name="P8">3. Определить всех пользователей системы. Указать для каждого пользователя логин, группы пользователя, описание (полное имя) и домашний каталог. Указать тех пользователей, которые имеют права администратора.</text:p>
      <text:p text:style-name="P8">4. Дисковое пространство. Указать имеющие разделы и для каждого раздела определить тип файловой системы, объем дискового пространства и объем свободного пространства.</text:p>
      <text:p text:style-name="P7">Провести анализ домашних каталогов пользователей (количество файлов и занимаемое дисковое пространство).</text:p>
      <text:p text:style-name="P7">5. Определить, какие службы, процессы и приложения запущены. Для каждой запущенной службы (процесса и приложения) определить объем оперативной памяти и процессорное</text:p>
      <text:p text:style-name="P7">время, которое она(он) занимает.</text:p>
      <text:p text:style-name="P7">6. Сделать анализ журналов (логов) ОС.</text:p>
      <text:p text:style-name="P27">1) <text:span text:style-name="T24">Проверяем название компютера (хостнейм):</text:span></text:p>
      <text:p text:style-name="P10"><text:span text:style-name="T46">qw@ikherty</text:span><text:span text:style-name="T28">:</text:span><text:span text:style-name="T57">~</text:span><text:span text:style-name="T28">$ cat /etc/hostname </text:span><text:line-break/><text:span text:style-name="T97">ikherty</text:span></text:p>
      <text:p text:style-name="P19"><text:span text:style-name="T8">Название и версия ОС:</text:span><text:span text:style-name="T13"><text:line-break/></text:span><text:span text:style-name="T46">qw@ikherty</text:span><text:span text:style-name="T28">:</text:span><text:span text:style-name="T57">~</text:span><text:span text:style-name="T28">$ cat /etc/lsb-release </text:span><text:line-break/><text:span text:style-name="T97">DISTRIB_ID=Ubuntu <text:line-break/>DISTRIB_RELEASE=18.04 <text:line-break/>DISTRIB_CODENAME=bionic <text:line-break/>DISTRIB_DESCRIPTION="Ubuntu 18.04.5 LTS"</text:span><text:line-break/><text:span text:style-name="T25">Т</text:span><text:span text:style-name="T9">ип процессора, количество ядер</text:span><text:span text:style-name="T10">:</text:span></text:p>
      <text:p text:style-name="P19"><text:span text:style-name="T51">qw@ikherty</text:span><text:span text:style-name="T33">:</text:span><text:span text:style-name="T62">~</text:span><text:span text:style-name="T33">$ lscpu <text:s/></text:span><text:span text:style-name="T14"><text:line-break/></text:span><text:span text:style-name="T101">Архитектура: <text:s text:c="8"/>x86_64 <text:line-break/>CPU op-mode(s): <text:s text:c="5"/>32-bit, 64-bit <text:line-break/>Порядок байт: <text:s text:c="7"/>Little Endian <text:line-break/>CPU(s): <text:s text:c="13"/>12 <text:line-break/>On-line CPU(s) list: 0-11 <text:line-break/>Потоков на ядро: <text:s text:c="4"/>2 <text:line-break/>Ядер на сокет: <text:s text:c="6"/>6 <text:line-break/>Сокетов: <text:s text:c="12"/>1 <text:line-break/>NUMA node(s): <text:s text:c="7"/>1 <text:line-break/>ID прроизводителя: <text:s text:c="2"/>AuthenticAMD <text:line-break/>Семейство ЦПУ: <text:s text:c="6"/>23 <text:line-break/>Модель: <text:s text:c="13"/>8 <text:line-break/>Имя модели: <text:s text:c="9"/>AMD Ryzen 5 2600 Six-Core Processor <text:line-break/>Степпинг: <text:s text:c="11"/>2 <text:line-break/>CPU МГц: <text:s text:c="12"/>1379.031 <text:line-break/>CPU max MHz: <text:s text:c="8"/>3400,0000 <text:line-break/>CPU min MHz: <text:s text:c="8"/>1550,0000 <text:line-break/>BogoMIPS: <text:s text:c="11"/>6786.44 <text:line-break/>Виртуализация: <text:s text:c="6"/>AMD-V <text:line-break/>L1d cache: <text:s text:c="10"/>32K <text:line-break/>L1i cache: <text:s text:c="10"/>64K <text:line-break/>L2 cache: <text:s text:c="11"/>512K <text:line-break/>L3 cache: <text:s text:c="11"/>8192K <text:line-break/>NUMA node0 CPU(s): <text:s text:c="2"/>0-11</text:span><text:span text:style-name="T14"><text:line-break/></text:span></text:p>
      <text:p text:style-name="P22"><text:span text:style-name="T19">Т</text:span><text:span text:style-name="T20">ип и размер оперативной памяти:</text:span></text:p>
      <text:p text:style-name="P19"><text:span text:style-name="T52">qw@ikherty</text:span><text:span text:style-name="T34">:</text:span><text:span text:style-name="T63">~</text:span><text:span text:style-name="T34">$ sudo lshw -short -C memory </text:span><text:span text:style-name="T15"><text:line-break/></text:span><text:span text:style-name="T99">H/W path <text:s text:c="11"/>Device <text:s text:c="4"/>Class <text:s text:c="6"/>Description <text:line-break/>============================================<text:line-break/>/0/0 <text:s text:c="27"/>memory <text:s text:c="5"/>64KiB BIOS <text:line-break/>/0/c <text:s text:c="27"/>memory <text:s text:c="5"/>16GiB System Memory <text:line-break/>/0/c/0 <text:s text:c="24"/>memory <text:s text:c="5"/>8GiB DIMM DDR4 Synchronous Unbuffered (Unregistered) 2667 MHz (0,4 ns) <text:line-break/>/0/c/1 <text:s text:c="24"/>memory <text:s text:c="5"/>[empty] <text:line-break/>/0/c/2 <text:s text:c="24"/>memory <text:s text:c="5"/>8GiB DIMM DDR4 Synchronous Unbuffered (Unregistered) 2667 MHz (0,4 ns) <text:line-break/>/0/c/3 <text:s text:c="24"/>memory <text:s text:c="5"/>[empty] <text:line-break/>/0/e <text:s/>memory <text:s text:c="5"/>576KiB L1 cache <text:line-break/>/0/f <text:s/>memory <text:s text:c="5"/>3MiB L2 cache <text:line-break/>/0/10 <text:s text:c="25"/>memory <text:s text:c="5"/>16MiB L3 cache</text:span></text:p>
      <text:p text:style-name="P11"><text:soft-page-break/><text:span text:style-name="T83">Т</text:span><text:span text:style-name="T21">екущ</text:span><text:span text:style-name="T83">ая</text:span><text:span text:style-name="T21"> загрузк</text:span><text:span text:style-name="T83">а </text:span><text:span text:style-name="T21">процессора и объем используемой оперативной памяти:</text:span></text:p>
      <text:p text:style-name="P19"><text:span text:style-name="T53">qw@ikherty</text:span><text:span text:style-name="T35">:</text:span><text:span text:style-name="T64">~</text:span><text:span text:style-name="T35">$ top</text:span><text:span text:style-name="T15"><text:line-break/></text:span><text:span text:style-name="T43">top - 11:40:43 up 1 day, 20:37, <text:s/>4 users, <text:s/>load average: 0,07, 0,09, 0,19 </text:span><text:span text:style-name="T99"><text:line-break/>Tasks:</text:span><text:span text:style-name="T43"> </text:span><text:span text:style-name="T41">307 </text:span><text:span text:style-name="T43">total, <text:s text:c="2"/></text:span><text:span text:style-name="T41">1 </text:span><text:span text:style-name="T43">running, </text:span><text:span text:style-name="T41">208 </text:span><text:span text:style-name="T43">sleeping, <text:s text:c="2"/></text:span><text:span text:style-name="T41">0 </text:span><text:span text:style-name="T43">stopped, <text:s text:c="2"/></text:span><text:span text:style-name="T41">0 </text:span><text:span text:style-name="T43">zombie </text:span><text:span text:style-name="T99"><text:line-break/>%Cpu(s):</text:span><text:span text:style-name="T43"> <text:s/></text:span><text:span text:style-name="T41">0,5 </text:span><text:span text:style-name="T43">us, <text:s/></text:span><text:span text:style-name="T41">0,1 </text:span><text:span text:style-name="T43">sy, <text:s/></text:span><text:span text:style-name="T41">0,0 </text:span><text:span text:style-name="T43">ni, </text:span><text:span text:style-name="T41">99,4 </text:span><text:span text:style-name="T43">id, <text:s/></text:span><text:span text:style-name="T41">0,0 </text:span><text:span text:style-name="T43">wa, <text:s/></text:span><text:span text:style-name="T41">0,0 </text:span><text:span text:style-name="T43">hi, <text:s/></text:span><text:span text:style-name="T41">0,0 </text:span><text:span text:style-name="T43">si, <text:s/></text:span><text:span text:style-name="T41">0,0 </text:span><text:span text:style-name="T43">st </text:span><text:span text:style-name="T99"><text:line-break/>КиБ Mem :</text:span><text:span text:style-name="T43"> </text:span><text:span text:style-name="T41">16322476 </text:span><text:span text:style-name="T43">total, <text:s/></text:span><text:span text:style-name="T41">6708480 </text:span><text:span text:style-name="T43">free, <text:s/></text:span><text:span text:style-name="T41">4046312 </text:span><text:span text:style-name="T43">used, <text:s/></text:span><text:span text:style-name="T41">5567684 </text:span><text:span text:style-name="T43">buff/cache </text:span><text:span text:style-name="T99"><text:line-break/>КиБ Swap:</text:span><text:span text:style-name="T43"> <text:s/></text:span><text:span text:style-name="T41">2097148 </text:span><text:span text:style-name="T43">total, <text:s/></text:span><text:span text:style-name="T41">2097148 </text:span><text:span text:style-name="T43">free, <text:s text:c="4"/></text:span><text:span text:style-name="T41">0 </text:span><text:span text:style-name="T43">used. </text:span><text:span text:style-name="T41">11642000 </text:span><text:span text:style-name="T43">avail Mem</text:span></text:p>
      <text:p text:style-name="P19"><text:span text:style-name="T16">2) </text:span><text:span text:style-name="T11">А</text:span><text:span text:style-name="T12">нализ сетевых интерфейсов:</text:span></text:p>
      <text:p text:style-name="P20"><text:span text:style-name="T53">qw@ikherty</text:span><text:span text:style-name="T35">:</text:span><text:span text:style-name="T64">~</text:span><text:span text:style-name="T35">$ ip a </text:span><text:span text:style-name="T15"><text:line-break/></text:span><text:span text:style-name="T99">1: lo: &lt;LOOPBACK,UP,LOWER_UP&gt; mtu 65536 qdisc noqueue state UNKNOWN group default qlen 1000 <text:line-break/> <text:s text:c="2"/>link/loopback 00:00:00:00:00:00 brd 00:00:00:00:00:00 <text:line-break/> <text:s text:c="2"/>inet 127.0.0.1/8 scope host lo <text:line-break/> <text:s text:c="5"/>valid_lft forever preferred_lft forever <text:line-break/> <text:s text:c="2"/>inet6 ::1/128 scope host <text:line-break/> <text:s text:c="5"/>valid_lft forever preferred_lft forever <text:line-break/>2: enp4s0: &lt;BROADCAST,MULTICAST,UP,LOWER_UP&gt; mtu 1500 qdisc fq_codel state UP group default qlen 1000 <text:line-break/> <text:s text:c="2"/>link/ether 70:85:c2:c8:c2:1d brd ff:ff:ff:ff:ff:ff <text:line-break/> <text:s text:c="2"/>inet 192.168.1.28/24 brd 192.168.1.255 scope global dynamic noprefixroute enp4s0 <text:line-break/> <text:s text:c="5"/>valid_lft 84396sec preferred_lft 84396sec <text:line-break/> <text:s text:c="2"/>inet6 fe80::570:ba87:8303:e56e/64 scope link noprefixroute <text:line-break/> <text:s text:c="5"/>valid_lft forever preferred_lft forever</text:span><text:span text:style-name="T15"><text:line-break/></text:span><text:span text:style-name="T17">3) </text:span><text:span text:style-name="T12">Определить всех пользователей системы:</text:span></text:p>
      <text:p text:style-name="P23"><text:span text:style-name="T18">*(структура поля в </text:span><text:span text:style-name="T35">/etc/passwd: </text:span><text:span text:style-name="T36">и</text:span><text:span text:style-name="T35">мя пользователя, x </text:span><text:span text:style-name="T36">(</text:span><text:span text:style-name="T35">пароль</text:span><text:span text:style-name="T36">)</text:span><text:span text:style-name="T35">, </text:span><text:span text:style-name="T36">и</text:span><text:span text:style-name="T35">дентификационный номер (UID), </text:span><text:span text:style-name="T36">и</text:span><text:span text:style-name="T35">дентификационный номер группы пользователя (GID), ФИО, </text:span><text:span text:style-name="T36">д</text:span><text:span text:style-name="T35">омашний каталог пользователя, </text:span><text:span text:style-name="T36">о</text:span><text:span text:style-name="T35">болочка входа пользователя (по умолчанию оболочка bash)</text:span><text:span text:style-name="T36">)</text:span></text:p>
      <text:p text:style-name="P20"><text:span text:style-name="T53">qw@ikherty</text:span><text:span text:style-name="T35">:</text:span><text:span text:style-name="T64">~</text:span><text:span text:style-name="T35">$ cat /etc/passwd </text:span><text:span text:style-name="T15"><text:line-break/></text:span><text:span text:style-name="T99">root:x:0:0:root:/root:/bin/bash <text:line-break/>daemon:x:1:1:daemon:/usr/sbin:/usr/sbin/nologin <text:line-break/>bin:x:2:2:bin:/bin:/usr/sbin/nologin <text:line-break/>sys:x:3:3:sys:/dev:/usr/sbin/nologin <text:line-break/>sync:x:4:65534:sync:/bin:/bin/sync <text:line-break/>games:x:5:60:games:/usr/games:/usr/sbin/nologin <text:line-break/>man:x:6:12:man:/var/cache/man:/usr/sbin/nologin <text:line-break/>lp:x:7:7:lp:/var/spool/lpd:/usr/sbin/nologin <text:line-break/>mail:x:8:8:mail:/var/mail:/usr/sbin/nologin <text:line-break/>news:x:9:9:news:/var/spool/news:/usr/sbin/nologin <text:line-break/>uucp:x:10:10:uucp:/var/spool/uucp:/usr/sbin/nologin <text:line-break/>proxy:x:13:13:proxy:/bin:/usr/sbin/nologin <text:line-break/>www-data:x:33:33:www-data:/var/www:/usr/sbin/nologin <text:line-break/>backup:x:34:34:backup:/var/backups:/usr/sbin/nologin <text:line-break/>list:x:38:38:Mailing List Manager:/var/list:/usr/sbin/nologin <text:line-break/>irc:x:39:39:ircd:/var/run/ircd:/usr/sbin/nologin <text:line-break/>gnats:x:41:41:Gnats Bug-Reporting System (admin):/var/lib/gnats:/usr/sbin/nologin <text:line-break/>nobody:x:65534:65534:nobody:/nonexistent:/usr/sbin/nologin <text:line-break/>systemd-network:x:100:102:systemd Network Management,,,:/run/systemd/netif:/usr/sbin/nologin <text:line-break/></text:span><text:soft-page-break/><text:span text:style-name="T99">systemd-resolve:x:101:103:systemd Resolver,,,:/run/systemd/resolve:/usr/sbin/nologin <text:line-break/>syslog:x:102:106::/home/syslog:/usr/sbin/nologin <text:line-break/>messagebus:x:103:107::/nonexistent:/usr/sbin/nologin <text:line-break/>_apt:x:104:65534::/nonexistent:/usr/sbin/nologin <text:line-break/>uuidd:x:105:110::/run/uuidd:/usr/sbin/nologin <text:line-break/>avahi-autoipd:x:106:111:Avahi autoip daemon,,,:/var/lib/avahi-autoipd:/usr/sbin/nologin <text:line-break/>usbmux:x:107:46:usbmux daemon,,,:/var/lib/usbmux:/usr/sbin/nologin <text:line-break/>dnsmasq:x:108:65534:dnsmasq,,,:/var/lib/misc:/usr/sbin/nologin <text:line-break/>rtkit:x:109:114:RealtimeKit,,,:/proc:/usr/sbin/nologin <text:line-break/>cups-pk-helper:x:110:116:user for cups-pk-helper service,,,:/home/cups-pk-helper:/usr/sbin/nologin <text:line-break/>whoopsie:x:111:117::/nonexistent:/bin/false <text:line-break/>kernoops:x:112:65534:Kernel Oops Tracking Daemon,,,:/:/usr/sbin/nologin saned:x:113:119::/var/lib/saned:/usr/sbin/nologin <text:line-break/>pulse:x:114:120:PulseAudio daemon,,,:/var/run/pulse:/usr/sbin/nologin <text:line-break/>avahi:x:115:122:Avahi mDNS daemon,,,:/var/run/avahi-daemon:/usr/sbin/nologin <text:line-break/>colord:x:116:123:colord colour management daemon,,,:/var/lib/colord:/usr/sbin/nologin <text:line-break/>hplip:x:117:7:HPLIP system user,,,:/var/run/hplip:/bin/false <text:line-break/>mpd:x:118:29::/var/lib/mpd:/usr/sbin/nologin <text:line-break/>sddm:x:119:124:Simple Desktop Display Manager:/var/lib/sddm:/bin/false <text:line-break/>geoclue:x:120:125::/var/lib/geoclue:/usr/sbin/nologin <text:line-break/></text:span><text:span text:style-name="T102">qw</text:span><text:span text:style-name="T99">:x:1000:1000:qw,,,:/home/qw:/bin/bash <text:line-break/>sbt:x:999:999:sbt daemon-user:/home/sbt:/bin/false <text:line-break/>_chrony:x:121:127:Chrony daemon,,,:/var/lib/chrony:/usr/sbin/nologin <text:line-break/>sshd:x:122:65534::/run/sshd:/usr/sbin/nologin <text:line-break/>mongodb:x:123:132::/var/lib/mongodb:/usr/sbin/nologin <text:line-break/>mysql:x:124:133:MySQL Server,,,:/nonexistent:/bin/false</text:span><text:span text:style-name="T15"><text:line-break/></text:span><text:span text:style-name="T17">4) </text:span><text:span text:style-name="T15">Дисковое пространство:</text:span></text:p>
      <text:p text:style-name="P20"><text:span text:style-name="T53">qw@ikherty</text:span><text:span text:style-name="T35">:</text:span><text:span text:style-name="T64">~</text:span><text:span text:style-name="T35">$ sudo fdisk -l </text:span><text:span text:style-name="T15"><text:line-break/></text:span><text:span text:style-name="T41">Диск /dev/sda: 238,5 GiB, 256060514304 байт, 500118192 секторов</text:span><text:span text:style-name="T43"> </text:span><text:span text:style-name="T99"><text:line-break/>Единицы: секторов по 1 * 512 = 512 байт <text:line-break/>Размер сектора (логический/физический): 512 байт / 512 байт <text:line-break/>Размер I/O (минимальный/оптимальный): 512 байт / 512 байт <text:line-break/>Тип метки диска: dos <text:line-break/>Идентификатор диска: 0xb5aa00ef <text:line-break/><text:line-break/></text:span><text:span text:style-name="T41">Устр-во</text:span><text:span text:style-name="T43"> <text:s text:c="3"/></text:span><text:span text:style-name="T41">Загрузочный</text:span><text:span text:style-name="T43"> </text:span><text:span text:style-name="T41">начало</text:span><text:span text:style-name="T43"> <text:s text:c="4"/></text:span><text:span text:style-name="T41">Конец</text:span><text:span text:style-name="T43"> <text:s text:c="2"/></text:span><text:span text:style-name="T41">Секторы</text:span><text:span text:style-name="T43"> </text:span><text:span text:style-name="T41">Размер</text:span><text:span text:style-name="T43"> </text:span><text:span text:style-name="T41">Идентификатор</text:span><text:span text:style-name="T43"> </text:span><text:span text:style-name="T41">Тип</text:span><text:span text:style-name="T43"> </text:span><text:span text:style-name="T99"><text:line-break/>/dev/sda1 <text:s/>* <text:s text:c="12"/>2048 500117503 500115456 238,5G <text:s text:c="11"/>83 Linux <text:line-break/><text:line-break/><text:line-break/></text:span><text:span text:style-name="T41">Диск /dev/sdb: 119,2 GiB, 128035676160 байт, 250069680 секторов</text:span><text:span text:style-name="T43"> </text:span><text:span text:style-name="T99"><text:line-break/>Единицы: секторов по 1 * 512 = 512 байт <text:line-break/>Размер сектора (логический/физический): 512 байт / 512 байт <text:line-break/>Размер I/O (минимальный/оптимальный): 512 байт / 512 байт <text:line-break/>Тип метки диска: gpt <text:line-break/>Идентификатор диска: 0A393556-2DB1-421B-894B-A57CDF7EFA3B <text:line-break/><text:line-break/></text:span><text:span text:style-name="T41">Устр-во</text:span><text:span text:style-name="T43"> <text:s text:c="4"/></text:span><text:span text:style-name="T41">начало</text:span><text:span text:style-name="T43"> <text:s text:c="4"/></text:span><text:span text:style-name="T41">Конец</text:span><text:span text:style-name="T43"> <text:s text:c="2"/></text:span><text:span text:style-name="T41">Секторы</text:span><text:span text:style-name="T43"> </text:span><text:span text:style-name="T41">Размер</text:span><text:span text:style-name="T43"> </text:span><text:span text:style-name="T41">Тип</text:span><text:span text:style-name="T43"> </text:span><text:span text:style-name="T99"><text:line-break/>/dev/sdb1 <text:s text:c="4"/>2048 <text:s text:c="2"/>1085439 <text:s text:c="2"/>1083392 <text:s text:c="2"/>529M Среда для восстановления Microsoft <text:line-break/>/dev/sdb2 <text:s/>1085440 <text:s text:c="2"/>1288191 <text:s text:c="3"/>202752 <text:s text:c="3"/>99M EFI <text:line-break/>/dev/sdb3 <text:s/>1288192 <text:s text:c="2"/>1320959 <text:s text:c="4"/>32768 <text:s text:c="3"/>16M Зарезервированный раздел Microsoft <text:line-break/>/dev/sdb4 <text:s/>1320960 250068991 248748032 118,6G Microsoft basic data <text:line-break/><text:line-break/><text:line-break/></text:span><text:span text:style-name="T41">Диск /dev/sdc: 477 GiB, 512110190592 байт, 1000215216 секторов</text:span><text:span text:style-name="T43"> </text:span><text:span text:style-name="T99"><text:line-break/>Единицы: секторов по 1 * 512 = 512 байт <text:line-break/></text:span><text:soft-page-break/><text:span text:style-name="T99">Размер сектора (логический/физический): 512 байт / 512 байт <text:line-break/>Размер I/O (минимальный/оптимальный): 512 байт / 512 байт <text:line-break/>Тип метки диска: gpt <text:line-break/>Идентификатор диска: 5170A55C-2791-42D4-B2F5-60916C5D641D <text:line-break/><text:line-break/></text:span><text:span text:style-name="T41">Устр-во</text:span><text:span text:style-name="T43"> <text:s text:c="3"/></text:span><text:span text:style-name="T41">начало</text:span><text:span text:style-name="T43"> <text:s text:c="5"/></text:span><text:span text:style-name="T41">Конец</text:span><text:span text:style-name="T43"> <text:s text:c="3"/></text:span><text:span text:style-name="T41">Секторы</text:span><text:span text:style-name="T43"> </text:span><text:span text:style-name="T41">Размер</text:span><text:span text:style-name="T43"> </text:span><text:span text:style-name="T41">Тип</text:span><text:span text:style-name="T43"> </text:span><text:span text:style-name="T99"><text:line-break/>/dev/sdc1 <text:s text:c="3"/>2048 <text:s text:c="5"/>34815 <text:s text:c="5"/>32768 <text:s text:c="3"/>16M Зарезервированный раздел Microsoft <text:line-break/>/dev/sdc2 <text:s text:c="2"/>34816 1000214527 1000179712 476,9G Microsoft basic data<text:line-break/></text:span></text:p>
      <text:p text:style-name="P12"><text:span text:style-name="T84">Провести анализ домашних каталогов пользователей:</text:span></text:p>
      <text:p text:style-name="P13"><text:span text:style-name="T85">*(итого показывает количество всех файлов, </text:span><text:span text:style-name="T84">в первой колонке права доступа к файлу в формате владелец группа остальные, </text:span><text:span text:style-name="T85">с</text:span><text:span text:style-name="T84">ледующая колонка - это тип файла или папки, дальше владелец и группа, затем размер, дата создания и имя</text:span><text:span text:style-name="T85">)</text:span></text:p>
      <text:p text:style-name="P9"><text:span text:style-name="T47">qw@ikherty</text:span><text:span text:style-name="T29">:</text:span><text:span text:style-name="T58">~</text:span><text:span text:style-name="T29">$ ll </text:span><text:span text:style-name="T84"><text:line-break/></text:span><text:span text:style-name="T98">итого 1785880 <text:line-break/>drwxr-xr-x 83 qw <text:s text:c="2"/>qw <text:s text:c="7"/>4096 мар <text:s/>4 15:06 <text:s/></text:span><text:span text:style-name="T67">.</text:span><text:span text:style-name="T40">/ </text:span><text:span text:style-name="T98"><text:line-break/>drwxr-xr-x <text:s/>3 root root <text:s text:c="5"/>4096 дек 10 21:34 <text:s/></text:span><text:span text:style-name="T67">..</text:span><text:span text:style-name="T40">/ </text:span><text:span text:style-name="T98"><text:line-break/>drwxrwxr-x <text:s/>6 qw <text:s text:c="2"/>qw <text:s text:c="7"/>4096 дек 20 19:50 <text:s/></text:span><text:span text:style-name="T67">.android</text:span><text:span text:style-name="T40">/ </text:span><text:span text:style-name="T98"><text:line-break/>drwxrwxr-x <text:s/>3 qw <text:s text:c="2"/>qw <text:s text:c="7"/>4096 сен 10 01:17 <text:s/></text:span><text:span text:style-name="T67">Android</text:span><text:span text:style-name="T40">/ </text:span><text:span text:style-name="T98"><text:line-break/>drwxrwxr-x <text:s/>4 qw <text:s text:c="2"/>qw <text:s text:c="7"/>4096 сен 10 01:16 <text:s/></text:span><text:span text:style-name="T67">.AndroidStudio4.0</text:span><text:span text:style-name="T40">/ </text:span><text:span text:style-name="T98"><text:line-break/>drwxrwxr-x <text:s/>8 qw <text:s text:c="2"/>qw <text:s text:c="7"/>4096 ноя 27 22:58 <text:s/></text:span><text:span text:style-name="T67">Arduino</text:span><text:span text:style-name="T40">/ </text:span><text:span text:style-name="T98"><text:line-break/>drwxrwxr-x <text:s/>5 qw <text:s text:c="2"/>qw <text:s text:c="7"/>4096 ноя 27 23:00 <text:s/></text:span><text:span text:style-name="T67">.arduino15</text:span><text:span text:style-name="T40">/ </text:span><text:span text:style-name="T98"><text:line-break/>drwxrwxr-x <text:s/>4 qw <text:s text:c="2"/>qw <text:s text:c="7"/>4096 сен <text:s/>2 <text:s/>2020 <text:s/></text:span><text:span text:style-name="T67">.audacity-data</text:span><text:span text:style-name="T40">/ </text:span><text:span text:style-name="T98"><text:line-break/>-rw------- <text:s/>1 qw <text:s text:c="2"/>qw <text:s text:c="6"/>55261 фев 23 22:13 <text:s/>.bash_history <text:line-break/>-rw-r--r-- <text:s/>1 qw <text:s text:c="2"/>qw <text:s text:c="8"/>220 фев 21 <text:s/>2020 <text:s/>.bash_logout <text:line-break/>-rw-r--r-- <text:s/>1 qw <text:s text:c="2"/>qw <text:s text:c="7"/>3858 дек 19 22:35 <text:s/>.bashrc <text:line-break/>lrwxrwxrwx <text:s/>1 qw <text:s text:c="2"/>qw <text:s text:c="10"/>7 ноя 20 18:16 <text:s/></text:span><text:span text:style-name="T92">blender</text:span><text:span text:style-name="T40"> -&gt; </text:span><text:span text:style-name="T92">blender</text:span><text:span text:style-name="T40"> </text:span><text:span text:style-name="T98"><text:line-break/>drwxrwxr-x <text:s/>2 qw <text:s text:c="2"/>qw <text:s text:c="7"/>4096 фев 23 23:03 <text:s/></text:span><text:span text:style-name="T67">build-untitled-Desktop-Debug</text:span><text:span text:style-name="T40">/ </text:span><text:span text:style-name="T98"><text:line-break/>drwxr-xr-x 52 qw <text:s text:c="2"/>qw <text:s text:c="7"/>4096 мар <text:s/>4 21:55 <text:s/></text:span><text:span text:style-name="T67">.cache</text:span><text:span text:style-name="T40">/ </text:span><text:span text:style-name="T98"><text:line-break/>drwxrwxr-x <text:s/>5 qw <text:s text:c="2"/>qw <text:s text:c="7"/>4096 дек 20 10:39 <text:s/></text:span><text:span text:style-name="T67">catkin_ws</text:span><text:span text:style-name="T40">/ </text:span><text:span text:style-name="T98"><text:line-break/>drwxrwxr-x 19 qw <text:s text:c="2"/>qw <text:s text:c="7"/>4096 дек 20 23:45 <text:s/></text:span><text:span text:style-name="T67">.ccache</text:span><text:span text:style-name="T40">/ </text:span><text:span text:style-name="T98"><text:line-break/>drwxrwxr-x 11 qw <text:s text:c="2"/>qw <text:s text:c="7"/>4096 дек 29 21:28 <text:s/></text:span><text:span text:style-name="T67">Chart.js</text:span><text:span text:style-name="T40">/ </text:span><text:span text:style-name="T98"><text:line-break/>-rw-rw-r-- <text:s/>1 qw <text:s text:c="2"/>qw <text:s text:c="7"/>1799 ноя 21 23:45 <text:s/>check <text:line-break/>drwxrwxr-x <text:s/>3 qw <text:s text:c="2"/>qw <text:s text:c="7"/>4096 июл <text:s/>9 <text:s/>2020 <text:s/></text:span><text:span text:style-name="T67">chernovik</text:span><text:span text:style-name="T40">/ </text:span><text:span text:style-name="T98"><text:line-break/>drwxrwxr-x 11 qw <text:s text:c="2"/>qw <text:s text:c="7"/>4096 ноя 19 20:40 <text:s/></text:span><text:span text:style-name="T67">clover_vm</text:span><text:span text:style-name="T40">/ </text:span><text:span text:style-name="T98"><text:line-break/>drwxrwxr-x <text:s/>8 qw <text:s text:c="2"/>qw <text:s text:c="7"/>4096 фев 24 16:39 <text:s/></text:span><text:span text:style-name="T67">clsrm</text:span><text:span text:style-name="T40">/ </text:span><text:span text:style-name="T98"><text:line-break/>drwxr-xr-x 48 qw <text:s text:c="2"/>qw <text:s text:c="7"/>4096 мар <text:s/>6 11:58 <text:s/></text:span><text:span text:style-name="T67">.config</text:span><text:span text:style-name="T40">/ </text:span><text:span text:style-name="T98"><text:line-break/>drwxrwxr-x 10 qw <text:s text:c="2"/>qw <text:s text:c="7"/>4096 фев 10 20:27 <text:s/></text:span><text:span text:style-name="T67">copters</text:span><text:span text:style-name="T40">/ </text:span><text:span text:style-name="T98"><text:line-break/>-rw------- <text:s/>1 qw <text:s text:c="2"/>qw <text:s text:c="9"/>26 дек 28 12:44 <text:s/>.dbshell <text:line-break/>drwx------ <text:s/>3 qw <text:s text:c="2"/>qw <text:s text:c="7"/>4096 фев 21 <text:s/>2020 <text:s/></text:span><text:span text:style-name="T67">.dbus</text:span><text:span text:style-name="T40">/ </text:span><text:span text:style-name="T98"><text:line-break/>drwxrwxr-x <text:s/>3 qw <text:s text:c="2"/>qw <text:s text:c="7"/>4096 фев 23 22:09 <text:s/></text:span><text:span text:style-name="T67">.designer</text:span><text:span text:style-name="T40">/ </text:span><text:span text:style-name="T98"><text:line-break/>drwxrwxr-x <text:s/>2 qw <text:s text:c="2"/>qw <text:s text:c="7"/>4096 янв 11 19:53 <text:s/></text:span><text:span text:style-name="T67">desktop</text:span><text:span text:style-name="T40">/ </text:span><text:span text:style-name="T98"><text:line-break/>-rw------- <text:s/>1 qw <text:s text:c="2"/>qw <text:s text:c="9"/>99 дек 19 19:45 <text:s/>.directory <text:line-break/>-rw-rw-r-- <text:s/>1 qw <text:s text:c="2"/>qw <text:s text:c="3"/>63842964 фев 28 20:41 <text:s/></text:span><text:span text:style-name="T95">d.mp4</text:span><text:span text:style-name="T40"> </text:span><text:span text:style-name="T98"><text:line-break/>drwxrwxr-x <text:s/>9 qw <text:s text:c="2"/>qw <text:s text:c="7"/>4096 фев 28 21:43 <text:s/></text:span><text:span text:style-name="T67">docs</text:span><text:span text:style-name="T40">/ </text:span><text:span text:style-name="T98"><text:line-break/>drwxrwxr-x 19 qw <text:s text:c="2"/>qw <text:s text:c="6"/>12288 мар <text:s/>6 11:26 <text:s/></text:span><text:span text:style-name="T67">downloads</text:span><text:span text:style-name="T40">/ </text:span><text:span text:style-name="T98"><text:line-break/>drwxrwxr-x <text:s/>7 qw <text:s text:c="2"/>qw <text:s text:c="7"/>4096 сен 12 14:37 <text:s/></text:span><text:span text:style-name="T67">.eclipse</text:span><text:span text:style-name="T40">/ </text:span><text:span text:style-name="T98"><text:line-break/>-rw-r--r-- <text:s/>1 qw <text:s text:c="2"/>qw <text:s text:c="6"/>14965 фев 21 <text:s/>2020 <text:s/>.face <text:line-break/>lrwxrwxrwx <text:s/>1 qw <text:s text:c="2"/>qw <text:s text:c="10"/>5 фев 21 <text:s/>2020 <text:s/></text:span><text:span text:style-name="T96">.face.icon</text:span><text:span text:style-name="T40"> -&gt; .face </text:span><text:span text:style-name="T98"><text:line-break/></text:span><text:soft-page-break/><text:span text:style-name="T98">drwxrwxr-x <text:s/>2 qw <text:s text:c="2"/>qw <text:s text:c="7"/>4096 дек 12 12:55 <text:s/></text:span><text:span text:style-name="T67">.fmxlinux</text:span><text:span text:style-name="T40">/ </text:span><text:span text:style-name="T98"><text:line-break/>drwxr-xr-x <text:s/>2 qw <text:s text:c="2"/>qw <text:s text:c="6"/>12288 сен 30 20:23 <text:s/></text:span><text:span text:style-name="T67">fontconfig</text:span><text:span text:style-name="T40">/ </text:span><text:span text:style-name="T98"><text:line-break/>drwxrwxr-x <text:s/>3 qw <text:s text:c="2"/>qw <text:s text:c="7"/>4096 фев 10 14:30 <text:s/></text:span><text:span text:style-name="T67">fpvdr1</text:span><text:span text:style-name="T40">/ </text:span><text:span text:style-name="T98"><text:line-break/>drwxr--r-- <text:s/>3 qw <text:s text:c="2"/>qw <text:s text:c="7"/>4096 дек 20 22:09 <text:s/></text:span><text:span text:style-name="T67">.gazebo</text:span><text:span text:style-name="T40">/ </text:span><text:span text:style-name="T98"><text:line-break/>drwx------ <text:s/>3 qw <text:s text:c="2"/>qw <text:s text:c="7"/>4096 мар <text:s/>4 15:03 <text:s/></text:span><text:span text:style-name="T67">.gconf</text:span><text:span text:style-name="T40">/ </text:span><text:span text:style-name="T98"><text:line-break/>-rw-rw-r-- <text:s/>1 qw <text:s text:c="2"/>qw <text:s text:c="8"/>171 янв 12 00:16 <text:s/>.gitconfig <text:line-break/>drwx------ <text:s/>3 qw <text:s text:c="2"/>qw <text:s text:c="7"/>4096 фев 21 <text:s/>2020 <text:s/></text:span><text:span text:style-name="T67">.gnome</text:span><text:span text:style-name="T40">/ </text:span><text:span text:style-name="T98"><text:line-break/>drwx------ <text:s/>3 qw <text:s text:c="2"/>qw <text:s text:c="7"/>4096 фев 21 <text:s/>2020 <text:s/></text:span><text:span text:style-name="T67">.gnupg</text:span><text:span text:style-name="T40">/ </text:span><text:span text:style-name="T98"><text:line-break/>drwxrwxr-x <text:s/>2 qw <text:s text:c="2"/>qw <text:s text:c="7"/>4096 июл 18 <text:s/>2020 <text:s/></text:span><text:span text:style-name="T67">.gphoto</text:span><text:span text:style-name="T40">/ </text:span><text:span text:style-name="T98"><text:line-break/>drwxrwxr-x <text:s/>7 qw <text:s text:c="2"/>qw <text:s text:c="7"/>4096 сен 10 01:22 <text:s/></text:span><text:span text:style-name="T67">.gradle</text:span><text:span text:style-name="T40">/ </text:span><text:span text:style-name="T98"><text:line-break/>-rw-rw-r-- <text:s/>1 qw <text:s text:c="2"/>qw <text:s text:c="8"/>336 фев 21 <text:s/>2020 <text:s/>.gtkrc-2.0 <text:line-break/>drwxrwxr-x <text:s/>2 qw <text:s text:c="2"/>qw <text:s text:c="7"/>4096 мар <text:s/>9 <text:s/>2020 <text:s/></text:span><text:span text:style-name="T67">.icons</text:span><text:span text:style-name="T40">/ </text:span><text:span text:style-name="T98"><text:line-break/>drwxrwxr-x <text:s/>4 qw <text:s text:c="2"/>qw <text:s text:c="7"/>4096 сен <text:s/>9 23:48 <text:s/></text:span><text:span text:style-name="T67">.idea-build</text:span><text:span text:style-name="T40">/ </text:span><text:span text:style-name="T98"><text:line-break/>drwxr--r-- <text:s/>3 qw <text:s text:c="2"/>qw <text:s text:c="7"/>4096 дек 20 10:39 <text:s/></text:span><text:span text:style-name="T67">.ignition</text:span><text:span text:style-name="T40">/ </text:span><text:span text:style-name="T98"><text:line-break/>drwxrwxr-x <text:s/>3 qw <text:s text:c="2"/>qw <text:s text:c="7"/>4096 сен <text:s/>7 23:12 <text:s/></text:span><text:span text:style-name="T67">.ivy2</text:span><text:span text:style-name="T40">/ </text:span><text:span text:style-name="T98"><text:line-break/>drwxrwxr-x <text:s/>4 qw <text:s text:c="2"/>qw <text:s text:c="7"/>4096 мар <text:s/>5 <text:s/>2020 <text:s/></text:span><text:span text:style-name="T67">.java</text:span><text:span text:style-name="T40">/ </text:span><text:span text:style-name="T98"><text:line-break/>drwxrwxr-x <text:s/>3 qw <text:s text:c="2"/>qw <text:s text:c="7"/>4096 июл <text:s/>7 <text:s/>2020 <text:s/></text:span><text:span text:style-name="T67">.jssc</text:span><text:span text:style-name="T40">/ </text:span><text:span text:style-name="T98"><text:line-break/>drwxr-xr-x <text:s/>3 qw <text:s text:c="2"/>qw <text:s text:c="7"/>4096 мар <text:s/>6 <text:s/>2020 <text:s/></text:span><text:span text:style-name="T67">.kde</text:span><text:span text:style-name="T40">/ </text:span><text:span text:style-name="T98"><text:line-break/>drwxr-xr-x <text:s/>7 qw <text:s text:c="2"/>qw <text:s text:c="7"/>4096 июл 20 <text:s/>2020 <text:s/></text:span><text:span text:style-name="T67">.local</text:span><text:span text:style-name="T40">/ </text:span><text:span text:style-name="T98"><text:line-break/>drwxrwxr-x <text:s/>3 qw <text:s text:c="2"/>qw <text:s text:c="7"/>4096 дек 28 12:26 <text:s/></text:span><text:span text:style-name="T67">.m2</text:span><text:span text:style-name="T40">/ </text:span><text:span text:style-name="T98"><text:line-break/>drwxrwxr-x <text:s/>3 qw <text:s text:c="2"/>qw <text:s text:c="7"/>4096 сен <text:s/>7 21:34 <text:s/></text:span><text:span text:style-name="T67">.mongodb</text:span><text:span text:style-name="T40">/ </text:span><text:span text:style-name="T98"><text:line-break/>-rw------- <text:s/>1 qw <text:s text:c="2"/>qw <text:s text:c="10"/>0 дек 28 12:42 <text:s/>.mongorc.js <text:line-break/>drwx------ <text:s/>5 qw <text:s text:c="2"/>qw <text:s text:c="7"/>4096 фев 21 <text:s/>2020 <text:s/></text:span><text:span text:style-name="T67">.mozilla</text:span><text:span text:style-name="T40">/ </text:span><text:span text:style-name="T98"><text:line-break/>drwxrwxr-x <text:s/>2 qw <text:s text:c="2"/>qw <text:s text:c="7"/>4096 фев 29 <text:s/>2020 <text:s/></text:span><text:span text:style-name="T67">.mplayer</text:span><text:span text:style-name="T40">/ </text:span><text:span text:style-name="T98"><text:line-break/>-rw------- <text:s/>1 root root <text:s text:c="7"/>18 янв 17 15:51 <text:s/>.mysql_history <text:line-break/>drwxrwxr-x <text:s/>7 qw <text:s text:c="2"/>qw <text:s text:c="7"/>4096 янв 11 20:00 <text:s/></text:span><text:span text:style-name="T67">.nbi</text:span><text:span text:style-name="T40">/ </text:span><text:span text:style-name="T98"><text:line-break/>drwxrwxr-x <text:s/>4 qw <text:s text:c="2"/>qw <text:s text:c="7"/>4096 янв 11 20:00 <text:s/></text:span><text:span text:style-name="T67">.netbeans</text:span><text:span text:style-name="T40">/ </text:span><text:span text:style-name="T98"><text:line-break/>drwxrwxr-x <text:s/>3 qw <text:s text:c="2"/>qw <text:s text:c="7"/>4096 фев 22 <text:s/>2020 <text:s/></text:span><text:span text:style-name="T67">.netbeans-11.2</text:span><text:span text:style-name="T40">/ </text:span><text:span text:style-name="T98"><text:line-break/>drwxrwxr-x <text:s/>3 qw <text:s text:c="2"/>qw <text:s text:c="7"/>4096 янв 11 19:53 <text:s/></text:span><text:span text:style-name="T67">netbeans-12.0</text:span><text:span text:style-name="T40">/ </text:span><text:span text:style-name="T98"><text:line-break/>drwxrwxr-x <text:s/>4 qw <text:s text:c="2"/>qw <text:s text:c="7"/>4096 янв 12 16:16 <text:s/></text:span><text:span text:style-name="T67">NetBeansProjects</text:span><text:span text:style-name="T40">/ </text:span><text:span text:style-name="T98"><text:line-break/>drwx------ <text:s/>4 qw <text:s text:c="2"/>qw <text:s text:c="7"/>4096 июн 13 <text:s/>2020 <text:s/></text:span><text:span text:style-name="T67">.nv</text:span><text:span text:style-name="T40">/ </text:span><text:span text:style-name="T98"><text:line-break/>-rw-rw-r-- <text:s/>1 qw <text:s text:c="2"/>qw <text:s text:c="10"/>0 мар <text:s/>6 <text:s/>2020 <text:s/>.odbc.ini <text:line-break/>-rw-rw-r-- <text:s/>1 qw <text:s text:c="2"/>qw <text:s text:c="6"/>27101 июл 29 <text:s/>2020 <text:s/>omnibusf4sd_bl_d52b70cb39.hex <text:line-break/>drwxrwxr-x <text:s/>2 qw <text:s text:c="2"/>qw <text:s text:c="7"/>4096 июл <text:s/>7 <text:s/>2020 <text:s/></text:span><text:span text:style-name="T67">.oracle_jre_usage</text:span><text:span text:style-name="T40">/ </text:span><text:span text:style-name="T98"><text:line-break/>-rw-rw-r-- <text:s/>1 qw <text:s text:c="2"/>qw <text:s text:c="7"/>3807 дек <text:s/>2 12:24 <text:s/>oru.py <text:line-break/>-rw------- <text:s/>1 qw <text:s text:c="2"/>qw <text:s text:c="10"/>0 мар <text:s/>4 <text:s/>2020 <text:s/>.ovftool.ssldb <text:line-break/>drwxrwxr-x <text:s/>6 qw <text:s text:c="2"/>qw <text:s text:c="7"/>4096 сен 12 14:44 <text:s/></text:span><text:span text:style-name="T67">.p2</text:span><text:span text:style-name="T40">/ </text:span><text:span text:style-name="T98"><text:line-break/>drwxr-xr-x <text:s/>2 qw <text:s text:c="2"/>qw <text:s text:c="7"/>4096 ноя 17 15:41 <text:s/></text:span><text:span text:style-name="T67">.packer.d</text:span><text:span text:style-name="T40">/ </text:span><text:span text:style-name="T98"><text:line-break/>-rw-rw-r-- <text:s/>1 qw <text:s text:c="2"/>qw <text:s text:c="6"/>66559 мая 19 <text:s/>2020 <text:s/>.pdf <text:line-break/>drwxrwxr-x <text:s/>3 qw <text:s text:c="2"/>qw <text:s text:c="7"/>4096 янв 11 22:29 <text:s/></text:span><text:span text:style-name="T67">Php</text:span><text:span text:style-name="T40">/ </text:span><text:span text:style-name="T98"><text:line-break/>drwx------ <text:s/>3 qw <text:s text:c="2"/>qw <text:s text:c="7"/>4096 фев 21 <text:s/>2020 <text:s/></text:span><text:span text:style-name="T67">.pki</text:span><text:span text:style-name="T40">/ </text:span><text:span text:style-name="T98"><text:line-break/>-rw-r--r-- <text:s/>1 qw <text:s text:c="2"/>qw <text:s text:c="8"/>868 дек 20 01:01 <text:s/>.profile <text:line-break/>drwxrwxr-x <text:s/>5 qw <text:s text:c="2"/>qw <text:s text:c="7"/>4096 янв 25 00:36 <text:s/></text:span><text:span text:style-name="T67">propwash</text:span><text:span text:style-name="T40">/ </text:span><text:span text:style-name="T98"><text:line-break/>-rw------- <text:s/>1 qw <text:s text:c="2"/>qw <text:s text:c="8"/>256 фев 22 <text:s/>2020 <text:s/>.pulse-cookie <text:line-break/>drwxrwxr-x <text:s/>4 qw <text:s text:c="2"/>qw <text:s text:c="7"/>4096 мар <text:s/>5 <text:s/>2020 <text:s/></text:span><text:span text:style-name="T67">.PyCharmCE2019.3</text:span><text:span text:style-name="T40">/ </text:span><text:span text:style-name="T98"><text:line-break/>lrwxrwxrwx <text:s/>1 qw <text:s text:c="2"/>qw <text:s text:c="9"/>61 мар <text:s/>6 <text:s/>2020 <text:s/></text:span><text:span text:style-name="T96">pycharm.sh</text:span><text:span text:style-name="T40"> -&gt; </text:span><text:span text:style-name="T55">/home/qw/downloads/.pycharm-community-2019.3.3/bin/pycharm.sh</text:span><text:span text:style-name="T40">* </text:span><text:span text:style-name="T98"><text:line-break/>drwxrwxr-x <text:s/>2 qw <text:s text:c="2"/>qw <text:s text:c="7"/>4096 фев <text:s/>8 23:52 <text:s/></text:span><text:span text:style-name="T67">.pycrust</text:span><text:span text:style-name="T40">/ </text:span><text:span text:style-name="T98"><text:line-break/>-rw------- <text:s/>1 qw <text:s text:c="2"/>qw <text:s text:c="8"/>494 июл 20 <text:s/>2020 <text:s/>.pythonhist <text:line-break/>-rw------- <text:s/>1 qw <text:s text:c="2"/>qw <text:s text:c="6"/>69699 мар <text:s/>6 11:56 <text:s/>.recently-used <text:line-break/>drwxrwxr-x <text:s/>5 qw <text:s text:c="2"/>qw <text:s text:c="7"/>4096 дек 20 10:41 <text:s/></text:span><text:span text:style-name="T67">.ros</text:span><text:span text:style-name="T40">/ </text:span><text:span text:style-name="T98"><text:line-break/>-rw-rw-r-- <text:s/>1 qw <text:s text:c="2"/>qw <text:s text:c="2"/>621848576 сен 21 19:08 'ru windows xp professional with sp 3 x86 cd vl x14-74146.iso' <text:line-break/>drwxrwxr-x <text:s/>5 qw <text:s text:c="2"/>qw <text:s text:c="7"/>4096 сен <text:s/>9 22:52 <text:s/></text:span><text:span text:style-name="T67">.sbt</text:span><text:span text:style-name="T40">/ </text:span><text:span text:style-name="T98"><text:line-break/>drwxrwxr-x <text:s/>4 qw <text:s text:c="2"/>qw <text:s text:c="7"/>4096 сен <text:s/>7 22:03 <text:s/></text:span><text:span text:style-name="T67">.scalac</text:span><text:span text:style-name="T40">/ </text:span><text:span text:style-name="T98"><text:line-break/>-rw------- <text:s/>1 qw <text:s text:c="2"/>qw <text:s text:c="8"/>128 сен <text:s/>7 22:05 <text:s/>.scala_history <text:line-break/></text:span><text:soft-page-break/><text:span text:style-name="T98">-rw-rw-r-- <text:s/>1 qw <text:s text:c="2"/>qw <text:s text:c="5"/>551099 дек 10 12:32 <text:s/></text:span><text:span text:style-name="T95">Screenshot_20201210_123257.png</text:span><text:span text:style-name="T40"> </text:span><text:span text:style-name="T98"><text:line-break/>drwxrwxr-x <text:s/>2 qw <text:s text:c="2"/>qw <text:s text:c="7"/>4096 дек 20 22:09 <text:s/></text:span><text:span text:style-name="T67">.sdformat</text:span><text:span text:style-name="T40">/ </text:span><text:span text:style-name="T98"><text:line-break/>-rw-rw-r-- <text:s/>1 qw <text:s text:c="2"/>qw <text:s text:c="9"/>57 июл 21 <text:s/>2020 <text:s/>settings.py <text:line-break/>drwx------ <text:s/>2 qw <text:s text:c="2"/>qw <text:s text:c="7"/>4096 ноя 30 23:49 <text:s/></text:span><text:span text:style-name="T67">.ssh</text:span><text:span text:style-name="T40">/ </text:span><text:span text:style-name="T98"><text:line-break/>drwxrwxr-x <text:s/>5 qw <text:s text:c="2"/>qw <text:s text:c="7"/>4096 мар <text:s/>4 18:31 <text:s/></text:span><text:span text:style-name="T67">.ssr</text:span><text:span text:style-name="T40">/ </text:span><text:span text:style-name="T98"><text:line-break/>drwxrwxr-x 20 qw <text:s text:c="2"/>qw <text:s text:c="7"/>4096 окт 30 20:11 <text:s/></text:span><text:span text:style-name="T67">.steam</text:span><text:span text:style-name="T40">/ </text:span><text:span text:style-name="T98"><text:line-break/>lrwxrwxrwx <text:s/>1 qw <text:s text:c="2"/>qw <text:s text:c="9"/>27 окт 30 20:11 <text:s/></text:span><text:span text:style-name="T92">.steampath</text:span><text:span text:style-name="T40"> -&gt; </text:span><text:span text:style-name="T92">/home/qw/.steam/sdk32/steam</text:span><text:span text:style-name="T40"> </text:span><text:span text:style-name="T98"><text:line-break/>lrwxrwxrwx <text:s/>1 qw <text:s text:c="2"/>qw <text:s text:c="9"/>25 окт 30 20:11 <text:s/></text:span><text:span text:style-name="T96">.steampid</text:span><text:span text:style-name="T40"> -&gt; /home/qw/.steam/steam.pid </text:span><text:span text:style-name="T98"><text:line-break/>-rw-r--r-- <text:s/>1 qw <text:s text:c="2"/>qw <text:s text:c="10"/>0 фев 21 <text:s/>2020 <text:s/>.sudo_as_admin_successful <text:line-break/>drwxrwxr-x <text:s/>2 qw <text:s text:c="2"/>qw <text:s text:c="7"/>4096 сен <text:s/>9 23:02 <text:s/></text:span><text:span text:style-name="T67">.swt</text:span><text:span text:style-name="T40">/ </text:span><text:span text:style-name="T98"><text:line-break/>drwxrwxr-x <text:s/>2 qw <text:s text:c="2"/>qw <text:s text:c="7"/>4096 фев 26 12:31 <text:s/></text:span><text:span text:style-name="T67">Telegram</text:span><text:span text:style-name="T40">/ </text:span><text:span text:style-name="T98"><text:line-break/>drwxr-xr-x <text:s/>3 qw <text:s text:c="2"/>qw <text:s text:c="7"/>4096 сен <text:s/>9 14:39 <text:s/></text:span><text:span text:style-name="T67">.texlive2017</text:span><text:span text:style-name="T40">/ </text:span><text:span text:style-name="T98"><text:line-break/>drwxrwxr-x <text:s/>6 qw <text:s text:c="2"/>qw <text:s text:c="7"/>4096 сен <text:s/>9 14:35 <text:s/></text:span><text:span text:style-name="T67">.TeXworks</text:span><text:span text:style-name="T40">/ </text:span><text:span text:style-name="T98"><text:line-break/>drwx------ <text:s/>4 qw <text:s text:c="2"/>qw <text:s text:c="7"/>4096 мар 12 <text:s/>2020 <text:s/></text:span><text:span text:style-name="T67">.thumbnails</text:span><text:span text:style-name="T40">/ </text:span><text:span text:style-name="T98"><text:line-break/>drwx------ <text:s/>6 qw <text:s text:c="2"/>qw <text:s text:c="7"/>4096 янв 26 10:38 <text:s/></text:span><text:span text:style-name="T67">.thunderbird</text:span><text:span text:style-name="T40">/ </text:span><text:span text:style-name="T98"><text:line-break/>drwxrwxr-x <text:s/>3 qw <text:s text:c="2"/>qw <text:s text:c="7"/>4096 сен 12 14:37 <text:s/></text:span><text:span text:style-name="T67">.tooling</text:span><text:span text:style-name="T40">/ </text:span><text:span text:style-name="T98"><text:line-break/>drwxrwxr-x 10 qw <text:s text:c="2"/>qw <text:s text:c="7"/>4096 янв <text:s/>5 00:36 <text:s/></text:span><text:span text:style-name="T67">tools</text:span><text:span text:style-name="T40">/ </text:span><text:span text:style-name="T98"><text:line-break/>drwxrwxr-x <text:s/>2 qw <text:s text:c="2"/>qw <text:s text:c="7"/>4096 июн 20 <text:s/>2020 <text:s/></text:span><text:span text:style-name="T67">tooth5</text:span><text:span text:style-name="T40">/ </text:span><text:span text:style-name="T98"><text:line-break/>drwxrwxr-x <text:s/>2 qw <text:s text:c="2"/>qw <text:s text:c="7"/>4096 фев 24 16:34 <text:s/></text:span><text:span text:style-name="T67">untitled</text:span><text:span text:style-name="T40">/ </text:span><text:span text:style-name="T98"><text:line-break/>drwxr-xr-x <text:s/>4 qw <text:s text:c="2"/>qw <text:s text:c="7"/>4096 ноя <text:s/>4 13:53 <text:s/></text:span><text:span text:style-name="T67">video</text:span><text:span text:style-name="T40">/ </text:span><text:span text:style-name="T98"><text:line-break/>drwxrwxr-x <text:s/>4 qw <text:s text:c="2"/>qw <text:s text:c="7"/>4096 дек 19 11:54 </text:span><text:span text:style-name="T67">'VirtualBox VMs'</text:span><text:span text:style-name="T40">/ </text:span><text:span text:style-name="T98"><text:line-break/>drwxrwxr-x <text:s/>3 qw <text:s text:c="2"/>qw <text:s text:c="7"/>4096 дек 19 10:55 <text:s/></text:span><text:span text:style-name="T67">vmware</text:span><text:span text:style-name="T40">/ </text:span><text:span text:style-name="T98"><text:line-break/>drwxr-xr-x <text:s/>2 qw <text:s text:c="2"/>qw <text:s text:c="7"/>4096 янв <text:s/>6 17:56 <text:s/></text:span><text:span text:style-name="T67">.vmware</text:span><text:span text:style-name="T40">/ </text:span><text:span text:style-name="T98"><text:line-break/>drwxrwxr-x <text:s/>3 qw <text:s text:c="2"/>qw <text:s text:c="7"/>4096 сен <text:s/>7 22:16 <text:s/></text:span><text:span text:style-name="T67">.vscode</text:span><text:span text:style-name="T40">/ </text:span><text:span text:style-name="T98"><text:line-break/>-rw-r--r-- <text:s/>1 root root <text:s text:c="6"/>216 дек 20 10:11 <text:s/>.wget-hsts <text:line-break/>drwxrwxr-x <text:s/>4 qw <text:s text:c="2"/>qw <text:s text:c="7"/>4096 янв 25 21:58 <text:s/></text:span><text:span text:style-name="T67">.wine</text:span><text:span text:style-name="T40">/ </text:span><text:span text:style-name="T98"><text:line-break/>drwxrwxr-x <text:s/>3 qw <text:s text:c="2"/>qw <text:s text:c="7"/>4096 ноя 30 23:59 <text:s/></text:span><text:span text:style-name="T67">wscode</text:span><text:span text:style-name="T40">/ </text:span><text:span text:style-name="T98"><text:line-break/>-rw------- <text:s/>1 qw <text:s text:c="2"/>qw <text:s text:c="8"/>104 мар <text:s/>4 18:03 <text:s/>.Xauthority <text:line-break/>-rw------- <text:s/>1 qw <text:s text:c="2"/>qw <text:s text:c="5"/>778669 мар <text:s/>6 12:01 <text:s/>.xsession-errors <text:line-break/>-rw-rw-r-- <text:s/>1 qw <text:s text:c="2"/>qw <text:s text:c="2"/>467876204 мар <text:s/>1 13:51 <text:s/></text:span><text:span text:style-name="T95">y987g92.mp4</text:span><text:span text:style-name="T40"> </text:span><text:span text:style-name="T98"><text:line-break/>-rw-rw-r-- <text:s/>1 qw <text:s text:c="2"/>qw <text:s text:c="2"/>351646172 фев 26 14:05 <text:s/></text:span><text:span text:style-name="T95">y98d70vh77g92.mp4</text:span><text:span text:style-name="T40"> </text:span><text:span text:style-name="T98"><text:line-break/>-rw-rw-r-- <text:s/>1 qw <text:s text:c="2"/>qw <text:s text:c="2"/>321486978 мар <text:s/>4 16:19 <text:s/></text:span><text:span text:style-name="T95">y98g7g92.mp4</text:span><text:span text:style-name="T84"><text:line-break/></text:span><text:span text:style-name="T85">5) </text:span><text:span text:style-name="T26">Определить, какие службы, процессы и приложения запущены:</text:span></text:p>
      <text:p text:style-name="P26"><text:span text:style-name="T49">qw@ikherty</text:span><text:span text:style-name="T79">:</text:span><text:span text:style-name="T60">~</text:span><text:span text:style-name="T79">$ top </text:span><text:line-break/><text:span text:style-name="T97">top - 12:19:23 up 1 day, 21:15, <text:s/>4 users, <text:s/>load average: 0,25, 0,20, 0,17 <text:line-break/>Tasks:</text:span><text:span text:style-name="T105"> </text:span><text:span text:style-name="T106">299 </text:span><text:span text:style-name="T105">total, <text:s text:c="2"/></text:span><text:span text:style-name="T106">1 </text:span><text:span text:style-name="T105">running, </text:span><text:span text:style-name="T106">213 </text:span><text:span text:style-name="T105">sleeping, <text:s text:c="2"/></text:span><text:span text:style-name="T106">0 </text:span><text:span text:style-name="T105">stopped, <text:s text:c="2"/></text:span><text:span text:style-name="T106">0 </text:span><text:span text:style-name="T105">zombie </text:span><text:span text:style-name="T97"><text:line-break/>%Cpu(s):</text:span><text:span text:style-name="T105"> <text:s/></text:span><text:span text:style-name="T106">0,3 </text:span><text:span text:style-name="T105">us, <text:s/></text:span><text:span text:style-name="T106">0,1 </text:span><text:span text:style-name="T105">sy, <text:s/></text:span><text:span text:style-name="T106">0,0 </text:span><text:span text:style-name="T105">ni, </text:span><text:span text:style-name="T106">99,5 </text:span><text:span text:style-name="T105">id, <text:s/></text:span><text:span text:style-name="T106">0,0 </text:span><text:span text:style-name="T105">wa, <text:s/></text:span><text:span text:style-name="T106">0,0 </text:span><text:span text:style-name="T105">hi, <text:s/></text:span><text:span text:style-name="T106">0,0 </text:span><text:span text:style-name="T105">si, <text:s/></text:span><text:span text:style-name="T106">0,0 </text:span><text:span text:style-name="T105">st </text:span><text:span text:style-name="T97"><text:line-break/>КиБ Mem :</text:span><text:span text:style-name="T105"> </text:span><text:span text:style-name="T106">16322476 </text:span><text:span text:style-name="T105">total, <text:s/></text:span><text:span text:style-name="T106">5515600 </text:span><text:span text:style-name="T105">free, <text:s/></text:span><text:span text:style-name="T106">4655740 </text:span><text:span text:style-name="T105">used, <text:s/></text:span><text:span text:style-name="T106">6151136 </text:span><text:span text:style-name="T105">buff/cache </text:span><text:span text:style-name="T97"><text:line-break/>КиБ Swap:</text:span><text:span text:style-name="T105"> <text:s/></text:span><text:span text:style-name="T106">2097148 </text:span><text:span text:style-name="T105">total, <text:s/></text:span><text:span text:style-name="T106">2097148 </text:span><text:span text:style-name="T105">free, <text:s text:c="7"/></text:span><text:span text:style-name="T106">0 </text:span><text:span text:style-name="T105">used. </text:span><text:span text:style-name="T106">10795840 </text:span><text:span text:style-name="T105">avail Mem </text:span><text:span text:style-name="T97"><text:line-break/><text:line-break/></text:span><text:span text:style-name="T109"> PID USER <text:s text:c="5"/>PR <text:s/>NI <text:s text:c="3"/>VIRT <text:s text:c="3"/>RES <text:s text:c="3"/>SHR S <text:s/>%CPU %MEM <text:s text:c="4"/>TIME+ COMMAND</text:span><text:span text:style-name="T105"> </text:span><text:span text:style-name="T97"><text:line-break/>1119 root <text:s text:c="5"/>20 <text:s text:c="2"/>0 1835364 118156 <text:s/>81420 S <text:s text:c="2"/>1,7 <text:s/>0,7 <text:s/>11:45.13 Xorg <text:line-break/>1787 qw <text:s text:c="7"/>20 <text:s text:c="2"/>0 2108968 <text:s/>90980 <text:s/>72876 S <text:s text:c="2"/>1,3 <text:s/>0,6 <text:s text:c="2"/>0:12.81 konsole <text:line-break/>3216 qw <text:s text:c="7"/>20 <text:s text:c="2"/>0 2976192 <text:s/>65328 <text:s/>53568 S <text:s text:c="2"/>0,7 <text:s/>0,4 <text:s text:c="2"/>2:12.82 kwin_x11 <text:line-break/>3222 qw <text:s text:c="7"/>20 <text:s text:c="2"/>0 7501248 249956 133936 S <text:s text:c="2"/>0,7 <text:s/>1,5 <text:s text:c="2"/>1:25.57 plasmashell <text:line-break/>3551 qw <text:s text:c="7"/>20 <text:s text:c="2"/>0 3713404 737388 163472 S <text:s text:c="2"/>0,7 <text:s/>4,5 <text:s/>25:48.88 chromium-browse <text:line-break/>16591 qw <text:s text:c="7"/>20 <text:s text:c="2"/>0 7481712 901648 130592 S <text:s text:c="2"/>0,7 <text:s/>5,5 <text:s text:c="2"/>8:02.69 Telegram <text:line-break/> <text:s/>11 root <text:s text:c="5"/>20 <text:s text:c="2"/>0 <text:s text:c="6"/>0 <text:s text:c="5"/>0 <text:s text:c="5"/>0 I <text:s text:c="2"/>0,3 <text:s/>0,0 <text:s text:c="2"/>0:27.48 rcu_sched <text:line-break/> 284 root <text:s text:c="5"/>-2 <text:s text:c="2"/>0 <text:s text:c="6"/>0 <text:s text:c="5"/>0 <text:s text:c="5"/>0 S <text:s text:c="2"/>0,3 <text:s/>0,0 <text:s text:c="2"/>0:46.32 gfx <text:line-break/>1028 mongodb <text:s text:c="2"/>20 <text:s text:c="2"/>0 1017816 <text:s/>72580 <text:s/>34576 S <text:s text:c="2"/>0,3 <text:s/>0,4 <text:s text:c="2"/>1:22.73 mongod <text:line-break/>3632 qw <text:s text:c="7"/>20 <text:s text:c="2"/>0 5800588 106076 <text:s/>71420 S <text:s text:c="2"/>0,3 <text:s/>0,6 <text:s text:c="2"/>0:13.58 chromium-browse <text:line-break/>18118 root <text:s text:c="5"/>20 <text:s text:c="2"/>0 <text:s text:c="6"/>0 <text:s text:c="5"/>0 <text:s text:c="5"/>0 I <text:s text:c="2"/>0,3 <text:s/>0,0 <text:s text:c="2"/>0:00.23 kworker/u64:0-e <text:line-break/></text:span><text:soft-page-break/><text:span text:style-name="T97">19461 root <text:s text:c="5"/>20 <text:s text:c="2"/>0 <text:s text:c="6"/>0 <text:s text:c="5"/>0 <text:s text:c="5"/>0 I <text:s text:c="2"/>0,3 <text:s/>0,0 <text:s text:c="2"/>0:00.74 kworker/2:2-eve <text:line-break/>20879 root <text:s text:c="5"/>20 <text:s text:c="2"/>0 <text:s text:c="6"/>0 <text:s text:c="5"/>0 <text:s text:c="5"/>0 I <text:s text:c="2"/>0,3 <text:s/>0,0 <text:s text:c="2"/>0:00.12 kworker/0:0-eve <text:line-break/></text:span><text:span text:style-name="T106">20938 qw <text:s text:c="7"/>20 <text:s text:c="2"/>0 <text:s text:c="2"/>43332 <text:s text:c="2"/>3940 <text:s text:c="2"/>3172 R <text:s text:c="2"/>0,3 <text:s/>0,0 <text:s text:c="2"/>0:00.97 top</text:span><text:span text:style-name="T105"> </text:span><text:span text:style-name="T97"><text:line-break/> <text:s text:c="2"/>1 root <text:s text:c="5"/>20 <text:s text:c="2"/>0 <text:s/>225664 <text:s text:c="2"/>9400 <text:s text:c="2"/>6756 S <text:s text:c="2"/>0,0 <text:s/>0,1 <text:s text:c="2"/>0:01.82 systemd <text:line-break/> <text:s text:c="2"/>2 root <text:s text:c="5"/>20 <text:s text:c="2"/>0 <text:s text:c="6"/>0 <text:s text:c="5"/>0 <text:s text:c="5"/>0 S <text:s text:c="2"/>0,0 <text:s/>0,0 <text:s text:c="2"/>0:00.02 kthreadd <text:line-break/> <text:s text:c="2"/>3 root <text:s text:c="6"/>0 -20 <text:s text:c="6"/>0 <text:s text:c="5"/>0 <text:s text:c="5"/>0 I <text:s text:c="2"/>0,0 <text:s/>0,0 <text:s text:c="2"/>0:00.00 rcu_gp <text:line-break/> <text:s text:c="2"/>4 root <text:s text:c="6"/>0 -20 <text:s text:c="6"/>0 <text:s text:c="5"/>0 <text:s text:c="5"/>0 I <text:s text:c="2"/>0,0 <text:s/>0,0 <text:s text:c="2"/>0:00.00 rcu_par_gp <text:line-break/> <text:s text:c="2"/>6 root <text:s text:c="6"/>0 -20 <text:s text:c="6"/>0 <text:s text:c="5"/>0 <text:s text:c="5"/>0 I <text:s text:c="2"/>0,0 <text:s/>0,0 <text:s text:c="2"/>0:00.00 kworker/0:0H <text:line-break/> <text:s text:c="2"/>9 root <text:s text:c="6"/>0 -20 <text:s text:c="6"/>0 <text:s text:c="5"/>0 <text:s text:c="5"/>0 I <text:s text:c="2"/>0,0 <text:s/>0,0 <text:s text:c="2"/>0:00.00 mm_percpu_wq <text:line-break/> <text:s/>10 root <text:s text:c="5"/>20 <text:s text:c="2"/>0 <text:s text:c="6"/>0 <text:s text:c="5"/>0 <text:s text:c="5"/>0 S <text:s text:c="2"/>0,0 <text:s/>0,0 <text:s text:c="2"/>0:01.03 ksoftirqd/0 <text:line-break/> <text:s/>12 root <text:s text:c="5"/>rt <text:s text:c="2"/>0 <text:s text:c="6"/>0 <text:s text:c="5"/>0 <text:s text:c="5"/>0 S <text:s text:c="2"/>0,0 <text:s/>0,0 <text:s text:c="2"/>0:00.16 migration/0 <text:line-break/> <text:s/>13 root <text:s text:c="4"/>-51 <text:s text:c="2"/>0 <text:s text:c="6"/>0 <text:s text:c="5"/>0 <text:s text:c="5"/>0 S <text:s text:c="2"/>0,0 <text:s/>0,0 <text:s text:c="2"/>0:00.00 idle_inject/0 <text:line-break/> <text:s/>14 root <text:s text:c="5"/>20 <text:s text:c="2"/>0 <text:s text:c="6"/>0 <text:s text:c="5"/>0 <text:s text:c="5"/>0 S <text:s text:c="2"/>0,0 <text:s/>0,0 <text:s text:c="2"/>0:00.00 cpuhp/0 <text:line-break/> <text:s/>15 root <text:s text:c="5"/>20 <text:s text:c="2"/>0 <text:s text:c="6"/>0 <text:s text:c="5"/>0 <text:s text:c="5"/>0 S <text:s text:c="2"/>0,0 <text:s/>0,0 <text:s text:c="2"/>0:00.00 cpuhp/1 <text:line-break/> <text:s/>16 root <text:s text:c="4"/>-51 <text:s text:c="2"/>0 <text:s text:c="6"/>0 <text:s text:c="5"/>0 <text:s text:c="5"/>0 S <text:s text:c="2"/>0,0 <text:s/>0,0 <text:s text:c="2"/>0:00.00 idle_inject/1 <text:line-break/> <text:s/>17 root <text:s text:c="5"/>rt <text:s text:c="2"/>0 <text:s text:c="6"/>0 <text:s text:c="5"/>0 <text:s text:c="5"/>0 S <text:s text:c="2"/>0,0 <text:s/>0,0 <text:s text:c="2"/>0:00.21 migration/1 <text:line-break/> <text:s/>18 root <text:s text:c="5"/>20 <text:s text:c="2"/>0 <text:s text:c="6"/>0 <text:s text:c="5"/>0 <text:s text:c="5"/>0 S <text:s text:c="2"/>0,0 <text:s/>0,0 <text:s text:c="2"/>0:00.51 ksoftirqd/1 <text:line-break/> <text:s/>20 root <text:s text:c="6"/>0 -20 <text:s text:c="6"/>0 <text:s text:c="5"/>0 <text:s text:c="5"/>0 I <text:s text:c="2"/>0,0 <text:s/>0,0 <text:s text:c="2"/>0:00.00 kworker/1:0H <text:line-break/> <text:s/>21 root <text:s text:c="5"/>20 <text:s text:c="2"/>0 <text:s text:c="6"/>0 <text:s text:c="5"/>0 <text:s text:c="5"/>0 S <text:s text:c="2"/>0,0 <text:s/>0,0 <text:s text:c="2"/>0:00.00 cpuhp/2 <text:line-break/> <text:s/>22 root <text:s text:c="4"/>-51 <text:s text:c="2"/>0 <text:s text:c="6"/>0 <text:s text:c="5"/>0 <text:s text:c="5"/>0 S <text:s text:c="2"/>0,0 <text:s/>0,0 <text:s text:c="2"/>0:00.00 idle_inject/2 <text:line-break/> <text:s/>23 root <text:s text:c="5"/>rt <text:s text:c="2"/>0 <text:s text:c="6"/>0 <text:s text:c="5"/>0 <text:s text:c="5"/>0 S <text:s text:c="2"/>0,0 <text:s/>0,0 <text:s text:c="2"/>0:00.20 migration/2 <text:line-break/> <text:s/>24 root <text:s text:c="5"/>20 <text:s text:c="2"/>0 <text:s text:c="6"/>0 <text:s text:c="5"/>0 <text:s text:c="5"/>0 S <text:s text:c="2"/>0,0 <text:s/>0,0 <text:s text:c="2"/>0:00.21 ksoftirqd/2 <text:line-break/> <text:s/>26 root <text:s text:c="6"/>0 -20 <text:s text:c="6"/>0 <text:s text:c="5"/>0 <text:s text:c="5"/>0 I <text:s text:c="2"/>0,0 <text:s/>0,0 <text:s text:c="2"/>0:00.00 kworker/2:0H-kb <text:line-break/> <text:s/>27 root <text:s text:c="5"/>20 <text:s text:c="2"/>0 <text:s text:c="6"/>0 <text:s text:c="5"/>0 <text:s text:c="5"/>0 S <text:s text:c="2"/>0,0 <text:s/>0,0 <text:s text:c="2"/>0:00.00 cpuhp/3 <text:line-break/> <text:s/>28 root <text:s text:c="4"/>-51 <text:s text:c="2"/>0 <text:s text:c="6"/>0 <text:s text:c="5"/>0 <text:s text:c="5"/>0 S <text:s text:c="2"/>0,0 <text:s/>0,0 <text:s text:c="2"/>0:00.00 idle_inject/3 <text:line-break/> <text:s/>29 root <text:s text:c="5"/>rt <text:s text:c="2"/>0 <text:s text:c="6"/>0 <text:s text:c="5"/>0 <text:s text:c="5"/>0 S <text:s text:c="2"/>0,0 <text:s/>0,0 <text:s text:c="2"/>0:00.23 migration/3 <text:line-break/> <text:s/>30 root <text:s text:c="5"/>20 <text:s text:c="2"/>0 <text:s text:c="6"/>0 <text:s text:c="5"/>0 <text:s text:c="5"/>0 S <text:s text:c="2"/>0,0 <text:s/>0,0 <text:s text:c="2"/>0:00.16 ksoftirqd/3 <text:line-break/> <text:s/>32 root <text:s text:c="6"/>0 -20 <text:s text:c="6"/>0 <text:s text:c="5"/>0 <text:s text:c="5"/>0 I <text:s text:c="2"/>0,0 <text:s/>0,0 <text:s text:c="2"/>0:00.00 kworker/3:0H-kb <text:line-break/> <text:s/>33 root <text:s text:c="5"/>20 <text:s text:c="2"/>0 <text:s text:c="6"/>0 <text:s text:c="5"/>0 <text:s text:c="5"/>0 S <text:s text:c="2"/>0,0 <text:s/>0,0 <text:s text:c="2"/>0:00.00 cpuhp/4 <text:line-break/> <text:s/>34 root <text:s text:c="4"/>-51 <text:s text:c="2"/>0 <text:s text:c="6"/>0 <text:s text:c="5"/>0 <text:s text:c="5"/>0 S <text:s text:c="2"/>0,0 <text:s/>0,0 <text:s text:c="2"/>0:00.00 idle_inject/4 <text:line-break/> <text:s/>35 root <text:s text:c="5"/>rt <text:s text:c="2"/>0 <text:s text:c="6"/>0 <text:s text:c="5"/>0 <text:s text:c="5"/>0 S <text:s text:c="2"/>0,0 <text:s/>0,0 <text:s text:c="2"/>0:00.22 migration/4 <text:line-break/> <text:s/>36 root <text:s text:c="5"/>20 <text:s text:c="2"/>0 <text:s text:c="6"/>0 <text:s text:c="5"/>0 <text:s text:c="5"/>0 S <text:s text:c="2"/>0,0 <text:s/>0,0 <text:s text:c="2"/>0:00.12 ksoftirqd/4 <text:line-break/> <text:s/>38 root <text:s text:c="6"/>0 -20 <text:s text:c="6"/>0 <text:s text:c="5"/>0 <text:s text:c="5"/>0 I <text:s text:c="2"/>0,0 <text:s/>0,0 <text:s text:c="2"/>0:00.00 kworker/4:0H-kb <text:line-break/> <text:s/>39 root <text:s text:c="5"/>20 <text:s text:c="2"/>0 <text:s text:c="6"/>0 <text:s text:c="5"/>0 <text:s text:c="5"/>0 S <text:s text:c="2"/>0,0 <text:s/>0,0 <text:s text:c="2"/>0:00.00 cpuhp/5 <text:line-break/> <text:s/>40 root <text:s text:c="4"/>-51 <text:s text:c="2"/>0 <text:s text:c="6"/>0 <text:s text:c="5"/>0 <text:s text:c="5"/>0 S <text:s text:c="2"/>0,0 <text:s/>0,0 <text:s text:c="2"/>0:00.00 idle_inject/5 <text:line-break/> <text:s/>41 root <text:s text:c="5"/>rt <text:s text:c="2"/>0 <text:s text:c="6"/>0 <text:s text:c="5"/>0 <text:s text:c="5"/>0 S <text:s text:c="2"/>0,0 <text:s/>0,0 <text:s text:c="2"/>0:00.22 migration/5 <text:line-break/> <text:s/>42 root <text:s text:c="5"/>20 <text:s text:c="2"/>0 <text:s text:c="6"/>0 <text:s text:c="5"/>0 <text:s text:c="5"/>0 S <text:s text:c="2"/>0,0 <text:s/>0,0 <text:s text:c="2"/>0:00.10 ksoftirqd/5 <text:line-break/> <text:s/>44 root <text:s text:c="6"/>0 -20 <text:s text:c="6"/>0 <text:s text:c="5"/>0 <text:s text:c="5"/>0 I <text:s text:c="2"/>0,0 <text:s/>0,0 <text:s text:c="2"/>0:00.00 kworker/5:0H-kb <text:line-break/> <text:s/>45 root <text:s text:c="5"/>20 <text:s text:c="2"/>0 <text:s text:c="6"/>0 <text:s text:c="5"/>0 <text:s text:c="5"/>0 S <text:s text:c="2"/>0,0 <text:s/>0,0 <text:s text:c="2"/>0:00.00 cpuhp/6 <text:line-break/> <text:s/>46 root <text:s text:c="4"/>-51 <text:s text:c="2"/>0 <text:s text:c="6"/>0 <text:s text:c="5"/>0 <text:s text:c="5"/>0 S <text:s text:c="2"/>0,0 <text:s/>0,0 <text:s text:c="2"/>0:00.00 idle_inject/6 <text:line-break/> <text:s/>47 root <text:s text:c="5"/>rt <text:s text:c="2"/>0 <text:s text:c="6"/>0 <text:s text:c="5"/>0 <text:s text:c="5"/>0 S <text:s text:c="2"/>0,0 <text:s/>0,0 <text:s text:c="2"/>0:00.25 migration/6 <text:line-break/> <text:s/>48 root <text:s text:c="5"/>20 <text:s text:c="2"/>0 <text:s text:c="6"/>0 <text:s text:c="5"/>0 <text:s text:c="5"/>0 S <text:s text:c="2"/>0,0 <text:s/>0,0 <text:s text:c="2"/>0:00.06 ksoftirqd/6 <text:line-break/> <text:s/>50 root <text:s text:c="6"/>0 -20 <text:s text:c="6"/>0 <text:s text:c="5"/>0 <text:s text:c="5"/>0 I <text:s text:c="2"/>0,0 <text:s/>0,0 <text:s text:c="2"/>0:00.00 kworker/6:0H-kb <text:line-break/> <text:s/>51 root <text:s text:c="5"/>20 <text:s text:c="2"/>0 <text:s text:c="6"/>0 <text:s text:c="5"/>0 <text:s text:c="5"/>0 S <text:s text:c="2"/>0,0 <text:s/>0,0 <text:s text:c="2"/>0:00.00 cpuhp/7 <text:line-break/> <text:s/>52 root <text:s text:c="4"/>-51 <text:s text:c="2"/>0 <text:s text:c="6"/>0 <text:s text:c="5"/>0 <text:s text:c="5"/>0 S <text:s text:c="2"/>0,0 <text:s/>0,0 <text:s text:c="2"/>0:00.00 idle_inject/7 <text:line-break/> <text:s/>53 root <text:s text:c="5"/>rt <text:s text:c="2"/>0 <text:s text:c="6"/>0 <text:s text:c="5"/>0 <text:s text:c="5"/>0 S <text:s text:c="2"/>0,0 <text:s/>0,0 <text:s text:c="2"/>0:00.24 migration/7<text:line-break/></text:span><text:span text:style-name="T80">В</text:span><text:span text:style-name="T81">ывести все процессы и службы можно командой ps aux.</text:span></text:p>
      <text:p text:style-name="P25"><text:span text:style-name="T50">qw@ikherty</text:span><text:span text:style-name="T32">:</text:span><text:span text:style-name="T61">~</text:span><text:span text:style-name="T32">$ ps aux </text:span><text:span text:style-name="T84"><text:line-break/></text:span><text:span text:style-name="T98">USER <text:s text:c="6"/>PID %CPU %MEM <text:s text:c="3"/>VSZ <text:s text:c="2"/>RSS TTY <text:s text:c="5"/>STAT START <text:s text:c="2"/>TIME COMMAND <text:s text:c="11"/><text:line-break/>root <text:s text:c="8"/>1 <text:s/>0.0 <text:s/>0.0 225664 <text:s/>9400 ? <text:s text:c="7"/>Ss <text:s text:c="2"/>мар04 <text:s text:c="2"/>0:01 /sbin/init splash <text:s text:c="8"/><text:line-break/>root <text:s text:c="8"/>2 <text:s/>0.0 <text:s/>0.0 <text:s text:c="5"/>0 <text:s text:c="4"/>0 ? <text:s text:c="7"/>S <text:s text:c="3"/>мар04 <text:s text:c="2"/>0:00 [kthreadd] <text:s text:c="6"/><text:line-break/>root <text:s text:c="8"/>3 <text:s/>0.0 <text:s/>0.0 <text:s text:c="5"/>0 <text:s text:c="4"/>0 ? <text:s text:c="7"/>I&lt; <text:s text:c="2"/>мар04 <text:s text:c="2"/>0:00 [rcu_gp] <text:s text:c="7"/><text:line-break/>root <text:s text:c="8"/>4 <text:s/>0.0 <text:s/>0.0 <text:s text:c="5"/>0 <text:s text:c="4"/>0 ? <text:s text:c="7"/>I&lt; <text:s text:c="2"/>мар04 <text:s text:c="2"/>0:00 [rcu_par_gp] <text:s text:c="5"/><text:line-break/>root <text:s text:c="8"/>6 <text:s/>0.0 <text:s/>0.0 <text:s text:c="5"/>0 <text:s text:c="4"/>0 ? <text:s text:c="7"/>I&lt; <text:s text:c="2"/>мар04 <text:s text:c="2"/>0:00 [kworker/0:0H] <text:s text:c="2"/><text:line-break/></text:span><text:soft-page-break/><text:span text:style-name="T98">root <text:s text:c="8"/>9 <text:s/>0.0 <text:s/>0.0 <text:s text:c="5"/>0 <text:s text:c="4"/>0 ? <text:s text:c="7"/>I&lt; <text:s text:c="2"/>мар04 <text:s text:c="2"/>0:00 [mm_percpu_wq] <text:s text:c="3"/><text:line-break/>root <text:s text:c="7"/>10 <text:s/>0.0 <text:s/>0.0 <text:s text:c="5"/>0 <text:s text:c="4"/>0 ? <text:s text:c="7"/>S <text:s text:c="3"/>мар04 <text:s text:c="2"/>0:01 [ksoftirqd/0] <text:s text:c="2"/><text:line-break/>root <text:s text:c="7"/>11 <text:s/>0.0 <text:s/>0.0 <text:s text:c="5"/>0 <text:s text:c="4"/>0 ? <text:s text:c="7"/>I <text:s text:c="3"/>мар04 <text:s text:c="2"/>0:27 [rcu_sched] <text:line-break/>root <text:s text:c="7"/>12 <text:s/>0.0 <text:s/>0.0 <text:s text:c="5"/>0 <text:s text:c="4"/>0 ? <text:s text:c="7"/>S <text:s text:c="3"/>мар04 <text:s text:c="2"/>0:00 [migration/0] <text:line-break/>root <text:s text:c="7"/>13 <text:s/>0.0 <text:s/>0.0 <text:s text:c="5"/>0 <text:s text:c="4"/>0 ? <text:s text:c="7"/>S <text:s text:c="3"/>мар04 <text:s text:c="2"/>0:00 [idle_inject/0] <text:line-break/>root <text:s text:c="7"/>14 <text:s/>0.0 <text:s/>0.0 <text:s text:c="5"/>0 <text:s text:c="4"/>0 ? <text:s text:c="7"/>S <text:s text:c="3"/>мар04 <text:s text:c="2"/>0:00 [cpuhp/0] <text:line-break/>root <text:s text:c="7"/>15 <text:s/>0.0 <text:s/>0.0 <text:s text:c="5"/>0 <text:s text:c="4"/>0 ? <text:s text:c="7"/>S <text:s text:c="3"/>мар04 <text:s text:c="2"/>0:00 [cpuhp/1] <text:line-break/>root <text:s text:c="7"/>16 <text:s/>0.0 <text:s/>0.0 <text:s text:c="5"/>0 <text:s text:c="4"/>0 ? <text:s text:c="7"/>S <text:s text:c="3"/>мар04 <text:s text:c="2"/>0:00 [idle_inject/1] <text:line-break/>root <text:s text:c="7"/>17 <text:s/>0.0 <text:s/>0.0 <text:s text:c="5"/>0 <text:s text:c="4"/>0 ? <text:s text:c="7"/>S <text:s text:c="3"/>мар04 <text:s text:c="2"/>0:00 [migration/1] <text:line-break/>root <text:s text:c="7"/>18 <text:s/>0.0 <text:s/>0.0 <text:s text:c="5"/>0 <text:s text:c="4"/>0 ? <text:s text:c="7"/>S <text:s text:c="3"/>мар04 <text:s text:c="2"/>0:00 [ksoftirqd/1] <text:line-break/>root <text:s text:c="7"/>20 <text:s/>0.0 <text:s/>0.0 <text:s text:c="5"/>0 <text:s text:c="4"/>0 ? <text:s text:c="7"/>I&lt; <text:s text:c="2"/>мар04 <text:s text:c="2"/>0:00 [kworker/1:0H] <text:line-break/>root <text:s text:c="7"/>21 <text:s/>0.0 <text:s/>0.0 <text:s text:c="5"/>0 <text:s text:c="4"/>0 ? <text:s text:c="7"/>S <text:s text:c="3"/>мар04 <text:s text:c="2"/>0:00 [cpuhp/2] <text:line-break/>root <text:s text:c="7"/>22 <text:s/>0.0 <text:s/>0.0 <text:s text:c="5"/>0 <text:s text:c="4"/>0 ? <text:s text:c="7"/>S <text:s text:c="3"/>мар04 <text:s text:c="2"/>0:00 [idle_inject/2] <text:line-break/>root <text:s text:c="7"/>23 <text:s/>0.0 <text:s/>0.0 <text:s text:c="5"/>0 <text:s text:c="4"/>0 ? <text:s text:c="7"/>S <text:s text:c="3"/>мар04 <text:s text:c="2"/>0:00 [migration/2] <text:line-break/>root <text:s text:c="7"/>24 <text:s/>0.0 <text:s/>0.0 <text:s text:c="5"/>0 <text:s text:c="4"/>0 ? <text:s text:c="7"/>S <text:s text:c="3"/>мар04 <text:s text:c="2"/>0:00 [ksoftirqd/2] <text:line-break/></text:span><text:span text:style-name="T103">*</text:span><text:span text:style-name="T104">12 страниц процессов</text:span><text:span text:style-name="T103">*</text:span><text:span text:style-name="T98"><text:line-break/>root <text:s text:c="4"/>20633 <text:s/>0.0 <text:s/>0.0 <text:s text:c="5"/>0 <text:s text:c="4"/>0 ? <text:s text:c="7"/>I <text:s text:c="3"/>12:09 <text:s text:c="2"/>0:00 [kworker/6:2-eve] <text:line-break/>root <text:s text:c="4"/>20679 <text:s/>0.0 <text:s/>0.0 <text:s text:c="5"/>0 <text:s text:c="4"/>0 ? <text:s text:c="7"/>I <text:s text:c="3"/>12:09 <text:s text:c="2"/>0:00 [kworker/7:1-eve] <text:line-break/>root <text:s text:c="4"/>20682 <text:s/>0.0 <text:s/>0.0 <text:s text:c="5"/>0 <text:s text:c="4"/>0 ? <text:s text:c="7"/>I <text:s text:c="3"/>12:09 <text:s text:c="2"/>0:00 [kworker/11:1-ev] <text:line-break/>qw <text:s text:c="6"/>20754 <text:s/>0.0 <text:s/>0.0 <text:s/>38628 <text:s/>3456 pts/2 <text:s text:c="3"/>R+ <text:s text:c="2"/>12:12 <text:s text:c="2"/>0:00 ps aux</text:span><text:span text:style-name="T84"><text:line-break/></text:span></text:p>
      <text:p text:style-name="P24"><text:span text:style-name="T69">6) </text:span><text:span text:style-name="T72">Сделать анализ журналов </text:span><text:span text:style-name="T73">(логов) ОС:</text:span></text:p>
      <text:p text:style-name="P25"><text:span text:style-name="T68">В </text:span><text:span text:style-name="T70">ОС Linux огромное количество инструментов для просмотра всевозможных логов с разными параметрами. Ввиду непонимания, о каких логах </text:span><text:span text:style-name="T71">речь в задании, прикладываю самое часто использоемое</text:span><text:span text:style-name="T70">. </text:span><text:span text:style-name="T78">Логи хранятся в основном в </text:span><text:span text:style-name="T38">/var/log.</text:span></text:p>
      <text:p text:style-name="P24"><text:span text:style-name="T48">qw@ikherty</text:span><text:span text:style-name="T30">:</text:span><text:span text:style-name="T59">~</text:span><text:span text:style-name="T30">$ journalctl -l </text:span><text:span text:style-name="T68"><text:line-break/></text:span><text:span text:style-name="T100">-- Logs begin at Sat 2020-10-31 00:30:26 MSK, end at Sat 2021-03-06 12:19:58 MSK. -- <text:line-break/>окт 31 00:30:26 ikherty systemd[1991]: Reached target Paths. <text:line-break/>окт 31 00:30:26 ikherty systemd[1991]: Listening on GnuPG cryptographic agent and passphrase cache (access for web browsers). <text:line-break/>окт 31 00:30:26 ikherty systemd[1991]: Listening on GnuPG cryptographic agent and passphrase cache (restricted). <text:line-break/>окт 31 00:30:26 ikherty sddm-helper[2003]: pam_kwallet(sddm:session): pam_kwallet: final socket path: /run/user/1000/kwallet.socket <text:line-break/>окт 31 00:30:26 ikherty systemd[1991]: Listening on REST API socket for snapd user session agent. <text:line-break/>окт 31 00:30:26 ikherty systemd[1991]: Listening on GnuPG cryptographic agent (ssh-agent emulation). <text:line-break/>окт 31 00:30:26 ikherty sddm-helper[2005]: pam_kwallet5(sddm:session): pam_kwallet5: final socket path: /run/user/1000/kwallet5.socket <text:line-break/>окт 31 00:30:26 ikherty systemd[1991]: Reached target Timers. <text:line-break/>окт 31 00:30:26 ikherty systemd[1991]: Listening on GnuPG cryptographic agent and passphrase cache. <text:line-break/>окт 31 00:30:26 ikherty systemd[1991]: Listening on GnuPG network certificate management daemon. <text:line-break/>окт 31 00:30:26 ikherty systemd[1991]: Reached target Sockets. <text:line-break/>окт 31 00:30:26 ikherty systemd[1991]: Reached target Basic System. <text:line-break/>окт 31 00:30:26 ikherty systemd[1991]: Reached target Default. <text:line-break/>окт 31 00:30:26 ikherty systemd[1991]: Startup finished in 21ms. <text:line-break/>окт 31 00:30:26 ikherty sddm-helper[2007]: Adding cookie to "/home/qw/.Xauthority" <text:line-break/>окт 31 00:30:26 ikherty dbus-daemon[2077]: [session uid=1000 pid=2075] AppArmor D-Bus mediation is enabled <text:line-break/>окт 31 00:30:26 ikherty dbus-daemon[2077]: [session uid=1000 pid=2075] Activating service name='org.freedesktop.systemd1' requested by ':1.0' (uid=1000 pid=2084 comm="dbus-update-activation-environment --verbose --sys" label="unconfined" <text:line-break/>окт 31 00:30:26 ikherty dbus-daemon[2077]: [session uid=1000 pid=2075] Activated service 'org.freedesktop.systemd1' failed: </text:span><text:soft-page-break/><text:span text:style-name="T100">Process org.freedesktop.systemd1 exited with status 1 <text:line-break/>окт 31 00:30:26 ikherty dbus-daemon[2077]: [session uid=1000 pid=2075] Activating service name='org.freedesktop.systemd1' requested by ':1.1' (uid=1000 pid=2088 comm="dbus-update-activation-environment --verbose --sys" label="unconfined" <text:line-break/>окт 31 00:30:26 ikherty dbus-daemon[2077]: [session uid=1000 pid=2075] Activated service 'org.freedesktop.systemd1' failed: Process org.freedesktop.systemd1 exited with status 1 <text:line-break/>окт 31 00:30:36 ikherty ssh-agent[2007]: &lt;libcspr&gt;WireAuthLoop!: connect(/var/opt/cprocsp/tmp/.cryptsrv) fail: 0x274d <text:line-break/>окт 31 00:30:36 ikherty ssh-agent[2007]: &lt;libcspr&gt;ClntCPM_transport!: WireAuthLoop on reconnect failed: 0x274d <text:line-break/>окт 31 00:30:36 ikherty ssh-agent[2007]: &lt;libcspr&gt;CPLookupSession!: WireCPBeginSession failed: 0x274d <text:line-break/>окт 31 00:30:36 ikherty ssh-agent[2007]: &lt;capi10&gt;CryptAcquireContextA!failed: LastError = 0x274D <text:line-break/>окт 31 00:30:37 ikherty dbus-daemon[2077]: [session uid=1000 pid=2075] Activating service name='org.freedesktop.systemd1' requested by ':1.3' (uid=1000 pid=2494 comm="dbus-update-activation-environment --systemd --all" label="unconfined" <text:line-break/>окт 31 00:30:37 ikherty dbus-daemon[2077]: [session uid=1000 pid=2075] Activated service 'org.freedesktop.systemd1' failed: Process org.freedesktop.systemd1 exited with status 1 <text:line-break/>окт 31 00:30:37 ikherty dbus-daemon[2077]: [session uid=1000 pid=2075] Activating service name='org.kde.ActivityManager' requested by ':1.5' (uid=1000 pid=2513 comm="kded5 [kdeinit5] <text:s text:c="16"/>" label="unconfined") <text:line-break/>окт 31 00:30:37 ikherty dbus-daemon[2077]: [session uid=1000 pid=2075] Activating service name='org.kde.kglobalaccel' requested by ':1.7' (uid=1000 pid=2524 comm="/usr/bin/kaccess " label="unconfined") <text:line-break/>окт 31 00:30:37 ikherty dbus-daemon[2077]: [session uid=1000 pid=2075] Activating service name='ca.desrt.dconf' requested by ':1.8' (uid=1000 pid=2535 comm="/usr/bin/gsettings set org.gnome.desktop.a11y.appl" label="unconfined") <text:line-break/>окт 31 00:30:37 ikherty dbus-daemon[2077]: [session uid=1000 pid=2075] Successfully activated service 'ca.desrt.dconf' <text:line-break/>окт 31 00:30:37 ikherty dbus-daemon[2077]: [session uid=1000 pid=2075] Successfully activated service 'org.kde.ActivityManager' <text:line-break/>окт 31 00:30:37 ikherty org.kde.ActivityManager[2077]: </text:span><text:span text:style-name="T42">Config timer connecting...</text:span><text:span text:style-name="T44"> </text:span><text:span text:style-name="T100"><text:line-break/>окт 31 00:30:37 ikherty dbus-daemon[2077]: [session uid=1000 pid=2075] Successfully activated service 'org.kde.kglobalaccel</text:span><text:span text:style-name="T68"><text:line-break/>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50%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4:02:00</meta:creation-date>
    <meta:initial-creator>Егор Беляев</meta:initial-creator>
    <dc:language>ru-RU</dc:language>
    <dc:date>2021-03-06T12:31:10.161371383</dc:date>
    <meta:editing-cycles>30</meta:editing-cycles>
    <meta:editing-duration>PT5H44M27S</meta:editing-duration>
    <meta:generator>LibreOffice/6.0.7.3$Linux_X86_64 LibreOffice_project/00m0$Build-3</meta:generator>
    <meta:document-statistic meta:table-count="0" meta:image-count="0" meta:object-count="0" meta:page-count="11" meta:paragraph-count="46" meta:word-count="3584" meta:character-count="29058" meta:non-whitespace-character-count="2079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